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5" style:family="table">
      <style:table-properties table:align="margins" style:may-break-between-rows="false" style:writing-mode="lr-tb"/>
    </style:style>
    <style:style style:name="Table5.A" style:family="table-column">
      <style:table-column-properties style:rel-column-width="14065*"/>
    </style:style>
    <style:style style:name="Table5.B" style:family="table-column">
      <style:table-column-properties style:rel-column-width="5468*"/>
    </style:style>
    <style:style style:name="Table5.C" style:family="table-column">
      <style:table-column-properties style:rel-column-width="8202*"/>
    </style:style>
    <style:style style:name="Table5.D" style:family="table-column">
      <style:table-column-properties style:rel-column-width="12113*"/>
    </style:style>
    <style:style style:name="Table5.E" style:family="table-column">
      <style:table-column-properties style:rel-column-width="12244*"/>
    </style:style>
    <style:style style:name="Table5.F" style:family="table-column">
      <style:table-column-properties style:rel-column-width="1344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F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table:align="margins" style:may-break-between-rows="false" style:writing-mode="lr-tb"/>
    </style:style>
    <style:style style:name="Table6.A" style:family="table-column">
      <style:table-column-properties style:rel-column-width="14065*"/>
    </style:style>
    <style:style style:name="Table6.B" style:family="table-column">
      <style:table-column-properties style:rel-column-width="5468*"/>
    </style:style>
    <style:style style:name="Table6.C" style:family="table-column">
      <style:table-column-properties style:rel-column-width="8202*"/>
    </style:style>
    <style:style style:name="Table6.D" style:family="table-column">
      <style:table-column-properties style:rel-column-width="12113*"/>
    </style:style>
    <style:style style:name="Table6.E" style:family="table-column">
      <style:table-column-properties style:rel-column-width="12244*"/>
    </style:style>
    <style:style style:name="Table6.F" style:family="table-column">
      <style:table-column-properties style:rel-column-width="1344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F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table:align="margins" style:may-break-between-rows="false" style:writing-mode="lr-tb"/>
    </style:style>
    <style:style style:name="Table7.A" style:family="table-column">
      <style:table-column-properties style:rel-column-width="14065*"/>
    </style:style>
    <style:style style:name="Table7.B" style:family="table-column">
      <style:table-column-properties style:rel-column-width="5468*"/>
    </style:style>
    <style:style style:name="Table7.C" style:family="table-column">
      <style:table-column-properties style:rel-column-width="8202*"/>
    </style:style>
    <style:style style:name="Table7.D" style:family="table-column">
      <style:table-column-properties style:rel-column-width="12113*"/>
    </style:style>
    <style:style style:name="Table7.E" style:family="table-column">
      <style:table-column-properties style:rel-column-width="12244*"/>
    </style:style>
    <style:style style:name="Table7.F" style:family="table-column">
      <style:table-column-properties style:rel-column-width="13443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F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table:align="margins" style:may-break-between-rows="false" style:writing-mode="lr-tb"/>
    </style:style>
    <style:style style:name="Table8.A" style:family="table-column">
      <style:table-column-properties style:rel-column-width="14065*"/>
    </style:style>
    <style:style style:name="Table8.B" style:family="table-column">
      <style:table-column-properties style:rel-column-width="5468*"/>
    </style:style>
    <style:style style:name="Table8.C" style:family="table-column">
      <style:table-column-properties style:rel-column-width="8202*"/>
    </style:style>
    <style:style style:name="Table8.D" style:family="table-column">
      <style:table-column-properties style:rel-column-width="12113*"/>
    </style:style>
    <style:style style:name="Table8.E" style:family="table-column">
      <style:table-column-properties style:rel-column-width="12244*"/>
    </style:style>
    <style:style style:name="Table8.F" style:family="table-column">
      <style:table-column-properties style:rel-column-width="1344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F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 style:may-break-between-rows="false" style:writing-mode="lr-tb"/>
    </style:style>
    <style:style style:name="Table4.A" style:family="table-column">
      <style:table-column-properties style:column-width="2in" style:rel-column-width="18927*"/>
    </style:style>
    <style:style style:name="Table4.B" style:family="table-column">
      <style:table-column-properties style:column-width="0.5799in" style:rel-column-width="5487*"/>
    </style:style>
    <style:style style:name="Table4.D" style:family="table-column">
      <style:table-column-properties style:column-width="2.35in" style:rel-column-width="22239*"/>
    </style:style>
    <style:style style:name="Table4.E" style:family="table-column">
      <style:table-column-properties style:column-width="1.4153in" style:rel-column-width="13395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E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 style:may-break-between-rows="false" style:writing-mode="lr-tb"/>
    </style:style>
    <style:style style:name="Table2.A" style:family="table-column">
      <style:table-column-properties style:column-width="2in" style:rel-column-width="18927*"/>
    </style:style>
    <style:style style:name="Table2.B" style:family="table-column">
      <style:table-column-properties style:column-width="0.5799in" style:rel-column-width="5487*"/>
    </style:style>
    <style:style style:name="Table2.D" style:family="table-column">
      <style:table-column-properties style:column-width="2.35in" style:rel-column-width="22239*"/>
    </style:style>
    <style:style style:name="Table2.E" style:family="table-column">
      <style:table-column-properties style:column-width="1.4153in" style:rel-column-width="1339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 style:may-break-between-rows="false" style:writing-mode="lr-tb"/>
    </style:style>
    <style:style style:name="Table3.A" style:family="table-column">
      <style:table-column-properties style:column-width="2in" style:rel-column-width="18927*"/>
    </style:style>
    <style:style style:name="Table3.B" style:family="table-column">
      <style:table-column-properties style:column-width="0.5799in" style:rel-column-width="5487*"/>
    </style:style>
    <style:style style:name="Table3.D" style:family="table-column">
      <style:table-column-properties style:column-width="2.35in" style:rel-column-width="22239*"/>
    </style:style>
    <style:style style:name="Table3.E" style:family="table-column">
      <style:table-column-properties style:column-width="1.4153in" style:rel-column-width="13395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E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CanTransport" style:family="table">
      <style:table-properties style:width="6.925in" table:align="margins" style:writing-mode="lr-tb"/>
    </style:style>
    <style:style style:name="CanTransport.A" style:family="table-column">
      <style:table-column-properties style:column-width="2in" style:rel-column-width="18927*"/>
    </style:style>
    <style:style style:name="CanTransport.B" style:family="table-column">
      <style:table-column-properties style:column-width="0.5799in" style:rel-column-width="5487*"/>
    </style:style>
    <style:style style:name="CanTransport.D" style:family="table-column">
      <style:table-column-properties style:column-width="2.3451in" style:rel-column-width="22193*"/>
    </style:style>
    <style:style style:name="CanTransport.E" style:family="table-column">
      <style:table-column-properties style:column-width="1.4201in" style:rel-column-width="13441*"/>
    </style:style>
    <style:style style:name="CanTransport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CanTransport.E1" style:family="table-cell">
      <style:table-cell-properties fo:padding="0.0382in" fo:border="0.0007in solid #000000"/>
    </style:style>
    <style:style style:name="CanTransport.A2" style:family="table-cell">
      <style:table-cell-properties fo:padding="0.0382in" fo:border-left="0.0007in solid #000000" fo:border-right="none" fo:border-top="none" fo:border-bottom="0.0007in solid #000000"/>
    </style:style>
    <style:style style:name="CanTransport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9319in" fo:margin-left="-0.0049in" fo:margin-right="-0.0021in" table:align="margins" style:writing-mode="lr-tb"/>
    </style:style>
    <style:style style:name="Table9.A" style:family="table-column">
      <style:table-column-properties style:column-width="1.7208in" style:rel-column-width="16268*"/>
    </style:style>
    <style:style style:name="Table9.B" style:family="table-column">
      <style:table-column-properties style:column-width="0.5444in" style:rel-column-width="5147*"/>
    </style:style>
    <style:style style:name="Table9.C" style:family="table-column">
      <style:table-column-properties style:column-width="0.5847in" style:rel-column-width="5527*"/>
    </style:style>
    <style:style style:name="Table9.D" style:family="table-column">
      <style:table-column-properties style:column-width="0.6333in" style:rel-column-width="5987*"/>
    </style:style>
    <style:style style:name="Table9.E" style:family="table-column">
      <style:table-column-properties style:column-width="1.8299in" style:rel-column-width="17299*"/>
    </style:style>
    <style:style style:name="Table9.F" style:family="table-column">
      <style:table-column-properties style:column-width="1.6188in" style:rel-column-width="15307*"/>
    </style:style>
    <style:style style:name="Table9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9.F1" style:family="table-cell">
      <style:table-cell-properties style:vertical-align="middle" fo:padding="0.0382in" fo:border="0.0007in solid #000000"/>
    </style:style>
    <style:style style:name="Table9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9.F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5" style:family="table">
      <style:table-properties table:align="margins" style:may-break-between-rows="false" style:writing-mode="lr-tb"/>
    </style:style>
    <style:style style:name="Table5.A" style:family="table-column">
      <style:table-column-properties style:rel-column-width="14065*"/>
    </style:style>
    <style:style style:name="Table5.B" style:family="table-column">
      <style:table-column-properties style:rel-column-width="5468*"/>
    </style:style>
    <style:style style:name="Table5.C" style:family="table-column">
      <style:table-column-properties style:rel-column-width="8202*"/>
    </style:style>
    <style:style style:name="Table5.D" style:family="table-column">
      <style:table-column-properties style:rel-column-width="12113*"/>
    </style:style>
    <style:style style:name="Table5.E" style:family="table-column">
      <style:table-column-properties style:rel-column-width="12244*"/>
    </style:style>
    <style:style style:name="Table5.F" style:family="table-column">
      <style:table-column-properties style:rel-column-width="1344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F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table:align="margins" style:may-break-between-rows="false" style:writing-mode="lr-tb"/>
    </style:style>
    <style:style style:name="Table6.A" style:family="table-column">
      <style:table-column-properties style:rel-column-width="14065*"/>
    </style:style>
    <style:style style:name="Table6.B" style:family="table-column">
      <style:table-column-properties style:rel-column-width="5468*"/>
    </style:style>
    <style:style style:name="Table6.C" style:family="table-column">
      <style:table-column-properties style:rel-column-width="8202*"/>
    </style:style>
    <style:style style:name="Table6.D" style:family="table-column">
      <style:table-column-properties style:rel-column-width="12113*"/>
    </style:style>
    <style:style style:name="Table6.E" style:family="table-column">
      <style:table-column-properties style:rel-column-width="12244*"/>
    </style:style>
    <style:style style:name="Table6.F" style:family="table-column">
      <style:table-column-properties style:rel-column-width="1344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F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table:align="margins" style:may-break-between-rows="false" style:writing-mode="lr-tb"/>
    </style:style>
    <style:style style:name="Table7.A" style:family="table-column">
      <style:table-column-properties style:rel-column-width="14065*"/>
    </style:style>
    <style:style style:name="Table7.B" style:family="table-column">
      <style:table-column-properties style:rel-column-width="5468*"/>
    </style:style>
    <style:style style:name="Table7.C" style:family="table-column">
      <style:table-column-properties style:rel-column-width="8202*"/>
    </style:style>
    <style:style style:name="Table7.D" style:family="table-column">
      <style:table-column-properties style:rel-column-width="12113*"/>
    </style:style>
    <style:style style:name="Table7.E" style:family="table-column">
      <style:table-column-properties style:rel-column-width="12244*"/>
    </style:style>
    <style:style style:name="Table7.F" style:family="table-column">
      <style:table-column-properties style:rel-column-width="13443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F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table:align="margins" style:may-break-between-rows="false" style:writing-mode="lr-tb"/>
    </style:style>
    <style:style style:name="Table8.A" style:family="table-column">
      <style:table-column-properties style:rel-column-width="14065*"/>
    </style:style>
    <style:style style:name="Table8.B" style:family="table-column">
      <style:table-column-properties style:rel-column-width="5468*"/>
    </style:style>
    <style:style style:name="Table8.C" style:family="table-column">
      <style:table-column-properties style:rel-column-width="8202*"/>
    </style:style>
    <style:style style:name="Table8.D" style:family="table-column">
      <style:table-column-properties style:rel-column-width="12113*"/>
    </style:style>
    <style:style style:name="Table8.E" style:family="table-column">
      <style:table-column-properties style:rel-column-width="12244*"/>
    </style:style>
    <style:style style:name="Table8.F" style:family="table-column">
      <style:table-column-properties style:rel-column-width="1344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F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1"/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 style:list-style-name="L2"/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style:text-position="super 58%" style:font-name="Times New Roman1" style:font-name-asian="Times New Roman" style:font-name-complex="Times New Roman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text-position="super 58%"/>
    </style:style>
    <style:style style:name="P10" style:family="paragraph" style:parent-style-name="Table_20_Contents">
      <style:paragraph-properties fo:text-align="start" style:justify-single-word="false"/>
      <style:text-properties style:use-window-font-color="true" style:text-position="0% 100%" style:font-name="Times New Roman1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1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2" style:family="paragraph" style:parent-style-name="Header">
      <style:text-properties fo:language="zxx" fo:country="none" style:language-asian="zxx" style:country-asian="none"/>
    </style:style>
    <style:style style:name="P13" style:family="paragraph" style:parent-style-name="Header">
      <style:paragraph-properties style:snap-to-layout-grid="false"/>
    </style:style>
    <style:style style:name="P1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7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24" style:family="paragraph" style:parent-style-name="Table_20_Heading">
      <style:paragraph-properties fo:text-align="center" style:justify-single-word="false"/>
    </style:style>
    <style:style style:name="P2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7" style:family="paragraph" style:parent-style-name="Heading_20_1" style:master-page-name="First_20_Page">
      <style:paragraph-properties style:page-number="auto"/>
    </style:style>
    <style:style style:name="P28" style:family="paragraph" style:parent-style-name="Standard" style:list-style-name="L3"/>
    <style:style style:name="P29" style:family="paragraph" style:parent-style-name="Standard" style:list-style-name="L4"/>
    <style:style style:name="P30" style:family="paragraph" style:parent-style-name="Standard">
      <style:paragraph-properties fo:text-align="center" style:justify-single-word="false"/>
    </style:style>
    <style:style style:name="P31" style:family="paragraph" style:parent-style-name="Standard" style:list-style-name="L1"/>
    <style:style style:name="P32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3" style:family="paragraph" style:parent-style-name="Table_20_Contents" style:list-style-name="L2"/>
    <style:style style:name="P34" style:family="paragraph" style:parent-style-name="Table_20_Contents">
      <style:paragraph-properties fo:text-align="center" style:justify-single-word="false"/>
      <style:text-properties style:text-position="super 58%" style:font-name="Times New Roman1" style:font-name-asian="Times New Roman" style:font-name-complex="Times New Roman"/>
    </style:style>
    <style:style style:name="P35" style:family="paragraph" style:parent-style-name="Table_20_Contents">
      <style:paragraph-properties fo:text-align="center" style:justify-single-word="false"/>
      <style:text-properties style:text-position="super 58%"/>
    </style:style>
    <style:style style:name="P36" style:family="paragraph" style:parent-style-name="Table_20_Contents">
      <style:paragraph-properties fo:text-align="start" style:justify-single-word="false"/>
      <style:text-properties style:use-window-font-color="true" style:text-position="0% 100%" style:font-name="Times New Roman1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3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</style:style>
    <style:style style:name="P39" style:family="paragraph" style:parent-style-name="Table_20_Contents">
      <style:paragraph-properties fo:text-align="center" style:justify-single-word="false"/>
    </style:style>
    <style:style style:name="P40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41" style:family="paragraph">
      <style:paragraph-properties style:writing-mode="lr-tb"/>
    </style:style>
    <style:style style:name="P42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style:text-position="super 58%"/>
    </style:style>
    <style:style style:name="T2" style:family="text">
      <style:text-properties fo:font-size="8pt" style:font-size-asian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9pt" style:font-size-asian="9pt"/>
    </style:style>
    <style:style style:name="T5" style:family="text">
      <style:text-properties style:text-position="super 58%"/>
    </style:style>
    <style:style style:name="T6" style:family="text">
      <style:text-properties fo:color="#000000" style:font-name="TimesNewRomanPSMT" fo:font-size="12pt" style:font-name-asian="TimesNewRomanPSMT" style:font-size-asian="12pt" style:font-name-complex="TimesNewRomanPSMT" style:font-size-complex="12pt"/>
    </style:style>
    <style:style style:name="T7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271997984" text:id="ct271997984">
          <text:insertion>
            <office:change-info>
              <dc:creator>Unknown Author</dc:creator>
              <dc:date>2013-01-25T09:26:00</dc:date>
            </office:change-info>
          </text:insertion>
        </text:changed-region>
        <text:changed-region xml:id="ct272001408" text:id="ct272001408">
          <text:insertion>
            <office:change-info>
              <dc:creator>Unknown Author</dc:creator>
              <dc:date>2013-01-25T09:27:00</dc:date>
            </office:change-info>
          </text:insertion>
        </text:changed-region>
        <text:changed-region xml:id="ct272002768" text:id="ct272002768">
          <text:insertion>
            <office:change-info>
              <dc:creator>Unknown Author</dc:creator>
              <dc:date>2013-01-25T09:28:00</dc:date>
            </office:change-info>
          </text:insertion>
        </text:changed-region>
        <text:changed-region xml:id="ct283685616" text:id="ct283685616">
          <text:insertion>
            <office:change-info>
              <dc:creator>Unknown Author</dc:creator>
              <dc:date>2013-01-25T09:54:00</dc:date>
            </office:change-info>
          </text:insertion>
        </text:changed-region>
        <text:changed-region xml:id="ct283411584" text:id="ct283411584">
          <text:insertion>
            <office:change-info>
              <dc:creator>Unknown Author</dc:creator>
              <dc:date>2013-01-25T09:03:00</dc:date>
            </office:change-info>
          </text:insertion>
        </text:changed-region>
        <text:changed-region xml:id="ct459108656" text:id="ct459108656">
          <text:insertion>
            <office:change-info>
              <dc:creator>Unknown Author</dc:creator>
              <dc:date>2013-01-25T09:04:00</dc:date>
            </office:change-info>
          </text:insertion>
        </text:changed-region>
        <text:changed-region xml:id="ct54371984" text:id="ct54371984">
          <text:insertion>
            <office:change-info>
              <dc:creator>Unknown Author</dc:creator>
              <dc:date>2013-01-25T09:05:00</dc:date>
            </office:change-info>
          </text:insertion>
        </text:changed-region>
        <text:changed-region xml:id="ct168753312" text:id="ct168753312">
          <text:deletion>
            <office:change-info>
              <dc:creator>Unknown Author</dc:creator>
              <dc:date>2013-01-25T09:50:00</dc:date>
            </office:change-info>
            <text:p text:style-name="Standard">Specifications</text:p>
          </text:deletion>
        </text:changed-region>
        <text:changed-region xml:id="ct282692352" text:id="ct282692352">
          <text:insertion>
            <office:change-info>
              <dc:creator>Unknown Author</dc:creator>
              <dc:date>2013-01-25T09:50:00</dc:date>
            </office:change-info>
          </text:insertion>
        </text:changed-region>
        <text:changed-region xml:id="ct282603968" text:id="ct282603968">
          <text:insertion>
            <office:change-info>
              <dc:creator>Unknown Author</dc:creator>
              <dc:date>2013-01-25T09:51:00</dc:date>
            </office:change-info>
          </text:insertion>
        </text:changed-region>
        <text:changed-region xml:id="ct450140304" text:id="ct450140304">
          <text:deletion>
            <office:change-info>
              <dc:creator>Unknown Author</dc:creator>
              <dc:date>2013-01-25T09:51:00</dc:date>
            </office:change-info>
            <text:list xml:id="list8344033001676259025" text:style-name="L1">
              <text:list-item>
                <text:p text:style-name="P1"/>
              </text:list-item>
              <text:list-item>
                <text:p text:style-name="P1">The OpenLCB Message Network Standard, which specifies the OpenLCB message transport mechanism.</text:p>
              </text:list-item>
            </text:list>
          </text:deletion>
        </text:changed-region>
        <text:changed-region xml:id="ct283698656" text:id="ct283698656">
          <text:insertion>
            <office:change-info>
              <dc:creator>Unknown Author</dc:creator>
              <dc:date>2013-01-25T09:02:00</dc:date>
            </office:change-info>
          </text:insertion>
        </text:changed-region>
        <text:changed-region xml:id="ct459114240" text:id="ct459114240">
          <text:insertion>
            <office:change-info>
              <dc:creator>Unknown Author</dc:creator>
              <dc:date>2013-01-25T09:03:00</dc:date>
            </office:change-info>
          </text:insertion>
        </text:changed-region>
        <text:changed-region xml:id="ct54372288" text:id="ct54372288">
          <text:deletion>
            <office:change-info>
              <dc:creator>Unknown Author</dc:creator>
              <dc:date>2013-01-25T09:02:00</dc:date>
            </office:change-info>
            <text:p text:style-name="Standard">The “CAN format” column specifies the format of CAN frames when communicating in CAN format.</text:p>
          </text:deletion>
        </text:changed-region>
        <text:changed-region xml:id="ct459119232" text:id="ct459119232">
          <text:insertion>
            <office:change-info>
              <dc:creator>Unknown Author</dc:creator>
              <dc:date>2013-01-25T09:37:00</dc:date>
            </office:change-info>
          </text:insertion>
        </text:changed-region>
        <text:changed-region xml:id="ct459119328" text:id="ct459119328">
          <text:deletion>
            <office:change-info>
              <dc:creator>Unknown Author</dc:creator>
              <dc:date>2013-01-25T09:37:00</dc:date>
            </office:change-info>
            <text:p text:style-name="P2"/>
            <text:p text:style-name="P2">MTI</text:p>
          </text:deletion>
        </text:changed-region>
        <text:changed-region xml:id="ct283408352" text:id="ct283408352">
          <text:deletion>
            <office:change-info>
              <dc:creator>Unknown Author</dc:creator>
              <dc:date>2013-01-25T09:09:00</dc:date>
            </office:change-info>
            <text:h text:style-name="Heading_20_3" text:outline-level="3">CAN-Datagram Content Single Frame</text:h>
            <text:p text:style-name="Standard"/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D"/>
              <table:table-column table:style-name="Table5.E"/>
              <table:table-column table:style-name="Table5.F"/>
              <table:table-row>
                <table:table-cell table:style-name="Table5.A1" office:value-type="string">
                  <text:p text:style-name="P2">Name</text:p>
                </table:table-cell>
                <table:table-cell table:style-name="Table5.A1" office:value-type="string">
                  <text:p text:style-name="P2">Dest ID</text:p>
                </table:table-cell>
                <table:table-cell table:style-name="Table5.A1" office:value-type="string">
                  <text:p text:style-name="P2">Event ID</text:p>
                </table:table-cell>
                <table:table-cell table:style-name="Table5.A1" office:value-type="string">
                  <text:p text:style-name="P2">Common</text:p>
                  <text:p text:style-name="P2">MTI</text:p>
                </table:table-cell>
                <table:table-cell table:style-name="Table5.A1" office:value-type="string">
                  <text:p text:style-name="P2">CAN format</text:p>
                </table:table-cell>
                <table:table-cell table:style-name="Table5.F1" office:value-type="string">
                  <text:p text:style-name="P2">Data Content</text:p>
                </table:table-cell>
              </table:table-row>
              <table:table-row>
                <table:table-cell table:style-name="Table5.A2" office:value-type="string">
                  <text:p text:style-name="Table_20_Contents">Datagram Content Single Frame</text:p>
                </table:table-cell>
                <table:table-cell table:style-name="Table5.A2" office:value-type="string">
                  <text:p text:style-name="P5">N</text:p>
                </table:table-cell>
                <table:table-cell table:style-name="Table5.A2" office:value-type="string">
                  <text:p text:style-name="P5">Y</text:p>
                </table:table-cell>
                <table:table-cell table:style-name="Table5.A2" office:value-type="string">
                  <text:p text:style-name="P5">N/A</text:p>
                </table:table-cell>
                <table:table-cell table:style-name="Table5.A2" office:value-type="string">
                  <text:p text:style-name="P5">0x1Add,dsss</text:p>
                </table:table-cell>
                <table:table-cell table:style-name="Table5.F2" office:value-type="string">
                  <text:p text:style-name="P5">0-8 bytes</text:p>
                </table:table-cell>
              </table:table-row>
            </table:table>
            <text:p text:style-name="Standard"/>
            <text:h text:style-name="Heading_20_3" text:outline-level="3">CAN-Datagram Content First Frame</text:h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column table:style-name="Table6.D"/>
              <table:table-column table:style-name="Table6.E"/>
              <table:table-column table:style-name="Table6.F"/>
              <table:table-row>
                <table:table-cell table:style-name="Table6.A1" office:value-type="string">
                  <text:p text:style-name="P2">Name</text:p>
                </table:table-cell>
                <table:table-cell table:style-name="Table6.A1" office:value-type="string">
                  <text:p text:style-name="P2">Dest ID</text:p>
                </table:table-cell>
                <table:table-cell table:style-name="Table6.A1" office:value-type="string">
                  <text:p text:style-name="P2">Event ID</text:p>
                </table:table-cell>
                <table:table-cell table:style-name="Table6.A1" office:value-type="string">
                  <text:p text:style-name="P2">Common</text:p>
                  <text:p text:style-name="P2">MTI</text:p>
                </table:table-cell>
                <table:table-cell table:style-name="Table6.A1" office:value-type="string">
                  <text:p text:style-name="P2">CAN format</text:p>
                </table:table-cell>
                <table:table-cell table:style-name="Table6.F1" office:value-type="string">
                  <text:p text:style-name="P2">Data Content</text:p>
                </table:table-cell>
              </table:table-row>
              <table:table-row>
                <table:table-cell table:style-name="Table6.A2" office:value-type="string">
                  <text:p text:style-name="Table_20_Contents">Datagram Content First Frame</text:p>
                </table:table-cell>
                <table:table-cell table:style-name="Table6.A2" office:value-type="string">
                  <text:p text:style-name="P5">Y</text:p>
                </table:table-cell>
                <table:table-cell table:style-name="Table6.A2" office:value-type="string">
                  <text:p text:style-name="P5">N</text:p>
                </table:table-cell>
                <table:table-cell table:style-name="Table6.A2" office:value-type="string">
                  <text:p text:style-name="P5">N/A</text:p>
                </table:table-cell>
                <table:table-cell table:style-name="Table6.A2" office:value-type="string">
                  <text:p text:style-name="P5">0x1Bdd,dsss</text:p>
                </table:table-cell>
                <table:table-cell table:style-name="Table6.F2" office:value-type="string">
                  <text:p text:style-name="P5">0-8 bytes</text:p>
                </table:table-cell>
              </table:table-row>
            </table:table>
            <text:p text:style-name="Standard"/>
            <text:h text:style-name="Heading_20_3" text:outline-level="3">CAN-Datagram Content Middle Frame</text:h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column table:style-name="Table7.D"/>
              <table:table-column table:style-name="Table7.E"/>
              <table:table-column table:style-name="Table7.F"/>
              <table:table-row>
                <table:table-cell table:style-name="Table7.A1" office:value-type="string">
                  <text:p text:style-name="P2">Name</text:p>
                </table:table-cell>
                <table:table-cell table:style-name="Table7.A1" office:value-type="string">
                  <text:p text:style-name="P2">Dest ID</text:p>
                </table:table-cell>
                <table:table-cell table:style-name="Table7.A1" office:value-type="string">
                  <text:p text:style-name="P2">Event ID</text:p>
                </table:table-cell>
                <table:table-cell table:style-name="Table7.A1" office:value-type="string">
                  <text:p text:style-name="P2">Common</text:p>
                  <text:p text:style-name="P2">MTI</text:p>
                </table:table-cell>
                <table:table-cell table:style-name="Table7.A1" office:value-type="string">
                  <text:p text:style-name="P2">CAN format</text:p>
                </table:table-cell>
                <table:table-cell table:style-name="Table7.F1" office:value-type="string">
                  <text:p text:style-name="P2">Data Content</text:p>
                </table:table-cell>
              </table:table-row>
              <table:table-row>
                <table:table-cell table:style-name="Table7.A2" office:value-type="string">
                  <text:p text:style-name="Table_20_Contents">Datagram Content Middle Frame</text:p>
                </table:table-cell>
                <table:table-cell table:style-name="Table7.A2" office:value-type="string">
                  <text:p text:style-name="P5">Y</text:p>
                </table:table-cell>
                <table:table-cell table:style-name="Table7.A2" office:value-type="string">
                  <text:p text:style-name="P5">N</text:p>
                </table:table-cell>
                <table:table-cell table:style-name="Table7.A2" office:value-type="string">
                  <text:p text:style-name="P5">N/A</text:p>
                </table:table-cell>
                <table:table-cell table:style-name="Table7.A2" office:value-type="string">
                  <text:p text:style-name="P5">0x1Cdd,dsss</text:p>
                </table:table-cell>
                <table:table-cell table:style-name="Table7.F2" office:value-type="string">
                  <text:p text:style-name="P5">0-8 bytes</text:p>
                </table:table-cell>
              </table:table-row>
            </table:table>
            <text:p text:style-name="Standard"/>
            <text:h text:style-name="Heading_20_3" text:outline-level="3">CAN Datagram Content Last Frame</text:h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column table:style-name="Table8.D"/>
              <table:table-column table:style-name="Table8.E"/>
              <table:table-column table:style-name="Table8.F"/>
              <table:table-row>
                <table:table-cell table:style-name="Table8.A1" office:value-type="string">
                  <text:p text:style-name="P2">Name</text:p>
                </table:table-cell>
                <table:table-cell table:style-name="Table8.A1" office:value-type="string">
                  <text:p text:style-name="P2">Dest ID</text:p>
                </table:table-cell>
                <table:table-cell table:style-name="Table8.A1" office:value-type="string">
                  <text:p text:style-name="P2">Event ID</text:p>
                </table:table-cell>
                <table:table-cell table:style-name="Table8.A1" office:value-type="string">
                  <text:p text:style-name="P2">Common</text:p>
                  <text:p text:style-name="P2">MTI</text:p>
                </table:table-cell>
                <table:table-cell table:style-name="Table8.A1" office:value-type="string">
                  <text:p text:style-name="P2">CAN format</text:p>
                </table:table-cell>
                <table:table-cell table:style-name="Table8.F1" office:value-type="string">
                  <text:p text:style-name="P2">Data Content</text:p>
                </table:table-cell>
              </table:table-row>
              <table:table-row>
                <table:table-cell table:style-name="Table8.A2" office:value-type="string">
                  <text:p text:style-name="Table_20_Contents">Datagram Content Last Frame</text:p>
                </table:table-cell>
                <table:table-cell table:style-name="Table8.A2" office:value-type="string">
                  <text:p text:style-name="P5">Y</text:p>
                </table:table-cell>
                <table:table-cell table:style-name="Table8.A2" office:value-type="string">
                  <text:p text:style-name="P5">N</text:p>
                </table:table-cell>
                <table:table-cell table:style-name="Table8.A2" office:value-type="string">
                  <text:p text:style-name="P5">N/A</text:p>
                </table:table-cell>
                <table:table-cell table:style-name="Table8.A2" office:value-type="string">
                  <text:p text:style-name="P5">0x1Ddd,dsss</text:p>
                </table:table-cell>
                <table:table-cell table:style-name="Table8.F2" office:value-type="string">
                  <text:p text:style-name="P5">0-8 bytes</text:p>
                </table:table-cell>
              </table:table-row>
            </table:table>
            <text:p text:style-name="Standard"/>
          </text:deletion>
        </text:changed-region>
        <text:changed-region xml:id="ct459121744" text:id="ct459121744">
          <text:insertion>
            <office:change-info>
              <dc:creator>Unknown Author</dc:creator>
              <dc:date>2013-01-25T09:38:00</dc:date>
            </office:change-info>
          </text:insertion>
        </text:changed-region>
        <text:changed-region xml:id="ct459121840" text:id="ct459121840">
          <text:deletion>
            <office:change-info>
              <dc:creator>Unknown Author</dc:creator>
              <dc:date>2013-01-25T09:38:00</dc:date>
            </office:change-info>
            <text:p text:style-name="P2"/>
            <text:p text:style-name="P2">MTI</text:p>
          </text:deletion>
        </text:changed-region>
        <text:changed-region xml:id="ct283350112" text:id="ct283350112">
          <text:insertion>
            <office:change-info>
              <dc:creator>Unknown Author</dc:creator>
              <dc:date>2013-01-25T09:39:00</dc:date>
            </office:change-info>
          </text:insertion>
        </text:changed-region>
        <text:changed-region xml:id="ct283925552" text:id="ct283925552">
          <text:deletion>
            <office:change-info>
              <dc:creator>Unknown Author</dc:creator>
              <dc:date>2013-01-25T09:39:00</dc:date>
            </office:change-info>
            <text:p text:style-name="P2"/>
            <text:p text:style-name="P2">MTI</text:p>
          </text:deletion>
        </text:changed-region>
        <text:changed-region xml:id="ct283472512" text:id="ct283472512">
          <text:deletion>
            <office:change-info>
              <dc:creator>Unknown Author</dc:creator>
              <dc:date>2013-01-25T09:10:00</dc:date>
            </office:change-info>
            <text:h text:style-name="Heading_20_3" text:outline-level="3">CAN Protocol</text:h>
            <text:p text:style-name="Standard">Normal transmission of a datagram over CAN consists of the transmitting node sending the Datagram Content message using one of two sequences of Datagram frames:</text:p>
            <text:list xml:id="list2645850224025707010" text:style-name="L2">
              <text:list-item>
                <text:p text:style-name="P3">One Datagram Content Single Frame</text:p>
              </text:list-item>
              <text:list-item>
                <text:p text:style-name="P3">One Datagram Content First Frame, followed by zero or more Datagram Content Middle Frame, followed by one Datagram Content Last Frame</text:p>
              </text:list-item>
            </text:list>
            <text:p text:style-name="Table_20_Contents">A receiving node receiving either of the above sequences shall send either a Datagram Received OK or Datagram Rejected message in reply.</text:p>
          </text:deletion>
        </text:changed-region>
        <text:changed-region xml:id="ct459086992" text:id="ct459086992">
          <text:deletion>
            <office:change-info>
              <dc:creator>Unknown Author</dc:creator>
              <dc:date>2013-01-25T09:33:00</dc:date>
            </office:change-info>
            <text:p text:style-name="Standard">Out-of-Sequence</text:p>
          </text:deletion>
        </text:changed-region>
        <text:changed-region xml:id="ct459087104" text:id="ct459087104">
          <text:insertion>
            <office:change-info>
              <dc:creator>Unknown Author</dc:creator>
              <dc:date>2013-01-25T09:33:00</dc:date>
            </office:change-info>
          </text:insertion>
        </text:changed-region>
        <text:changed-region xml:id="ct459086720" text:id="ct459086720">
          <text:insertion>
            <office:change-info>
              <dc:creator>Unknown Author</dc:creator>
              <dc:date>2013-01-25T09:33:00</dc:date>
            </office:change-info>
          </text:insertion>
        </text:changed-region>
        <text:changed-region xml:id="ct459086544" text:id="ct459086544">
          <text:insertion>
            <office:change-info>
              <dc:creator>Unknown Author</dc:creator>
              <dc:date>2013-01-25T09:31:00</dc:date>
            </office:change-info>
          </text:insertion>
        </text:changed-region>
        <text:changed-region xml:id="ct54392640" text:id="ct54392640">
          <text:deletion>
            <office:change-info>
              <dc:creator>Unknown Author</dc:creator>
              <dc:date>2013-01-25T09:31:00</dc:date>
            </office:change-info>
            <text:p text:style-name="Standard">_</text:p>
          </text:deletion>
        </text:changed-region>
        <text:changed-region xml:id="ct283472608" text:id="ct283472608">
          <text:insertion>
            <office:change-info>
              <dc:creator>Unknown Author</dc:creator>
              <dc:date>2013-01-25T09:31:00</dc:date>
            </office:change-info>
          </text:insertion>
        </text:changed-region>
        <text:changed-region xml:id="ct283472704" text:id="ct283472704">
          <text:deletion>
            <office:change-info>
              <dc:creator>Unknown Author</dc:creator>
              <dc:date>2013-01-25T09:31:00</dc:date>
            </office:change-info>
            <text:p text:style-name="Standard">_</text:p>
          </text:deletion>
        </text:changed-region>
        <text:changed-region xml:id="ct283472800" text:id="ct283472800">
          <text:deletion>
            <office:change-info>
              <dc:creator>Unknown Author</dc:creator>
              <dc:date>2013-01-25T09:07:00</dc:date>
            </office:change-info>
            <text:h text:style-name="Heading_20_3" text:outline-level="3">CAN Protocol</text:h>
            <text:p text:style-name="Standard">If a receiving node receives a sequence of Datagram frames other than one of</text:p>
            <text:list xml:id="list608840025" text:continue-numbering="true" text:style-name="L2">
              <text:list-item>
                <text:p text:style-name="P3">One Datagram Content Single Frame</text:p>
              </text:list-item>
              <text:list-item>
                <text:p text:style-name="P3">One Datagram Content First Frame, followed by zero or more Datagram Content Middle Frame, followed by one Datagram Content Last Frame</text:p>
              </text:list-item>
            </text:list>
            <text:p text:style-name="Table_20_Contents">the receiving node shall send a Datagram Rejected message with the Out-of-Sequence error bit set.</text:p>
          </text:deletion>
        </text:changed-region>
        <text:changed-region xml:id="ct54393200" text:id="ct54393200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283540624" text:id="ct283540624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283540720" text:id="ct283540720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283471968" text:id="ct283471968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283472064" text:id="ct283472064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459087248" text:id="ct459087248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283540928" text:id="ct283540928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459086416" text:id="ct459086416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283541424" text:id="ct283541424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271997840" text:id="ct271997840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272001680" text:id="ct272001680">
          <text:insertion>
            <office:change-info>
              <dc:creator>Unknown Author</dc:creator>
              <dc:date>2013-01-25T09:26:00</dc:date>
            </office:change-info>
          </text:insertion>
        </text:changed-region>
        <text:changed-region xml:id="ct271998208" text:id="ct271998208">
          <text:insertion>
            <office:change-info>
              <dc:creator>Unknown Author</dc:creator>
              <dc:date>2013-01-25T09:20:00</dc:date>
            </office:change-info>
          </text:insertion>
        </text:changed-region>
        <text:changed-region xml:id="ct271999488" text:id="ct271999488">
          <text:insertion>
            <office:change-info>
              <dc:creator>Unknown Author</dc:creator>
              <dc:date>2013-01-25T09:21:00</dc:date>
            </office:change-info>
          </text:insertion>
        </text:changed-region>
        <text:changed-region xml:id="ct271997552" text:id="ct271997552">
          <text:insertion>
            <office:change-info>
              <dc:creator>Unknown Author</dc:creator>
              <dc:date>2013-01-25T09:23:00</dc:date>
            </office:change-info>
          </text:insertion>
        </text:changed-region>
        <text:changed-region xml:id="ct271995152" text:id="ct271995152">
          <text:insertion>
            <office:change-info>
              <dc:creator>Unknown Author</dc:creator>
              <dc:date>2013-01-25T09:24:00</dc:date>
            </office:change-info>
          </text:insertion>
        </text:changed-region>
        <text:changed-region xml:id="ct271995312" text:id="ct271995312">
          <text:insertion>
            <office:change-info>
              <dc:creator>Unknown Author</dc:creator>
              <dc:date>2013-01-25T09:24:00</dc:date>
            </office:change-info>
          </text:insertion>
        </text:changed-region>
        <text:changed-region xml:id="ct271999920" text:id="ct271999920">
          <text:insertion>
            <office:change-info>
              <dc:creator>Unknown Author</dc:creator>
              <dc:date>2013-01-25T09:24:00</dc:date>
            </office:change-info>
          </text:insertion>
        </text:changed-region>
        <text:changed-region xml:id="ct299584464" text:id="ct299584464">
          <text:insertion>
            <office:change-info>
              <dc:creator>Unknown Author</dc:creator>
              <dc:date>2013-01-25T09:55:00</dc:date>
            </office:change-info>
          </text:insertion>
        </text:changed-region>
        <text:changed-region xml:id="ct512706160" text:id="ct512706160">
          <text:insertion>
            <office:change-info>
              <dc:creator>Unknown Author</dc:creator>
              <dc:date>2013-01-25T09:56:00</dc:date>
            </office:change-info>
          </text:insertion>
        </text:changed-region>
        <text:changed-region xml:id="ct272002992" text:id="ct272002992">
          <text:insertion>
            <office:change-info>
              <dc:creator>Unknown Author</dc:creator>
              <dc:date>2013-01-25T09:23:00</dc:date>
            </office:change-info>
          </text:insertion>
        </text:changed-region>
        <text:changed-region xml:id="ct271984512" text:id="ct271984512">
          <text:insertion>
            <office:change-info>
              <dc:creator>Unknown Author</dc:creator>
              <dc:date>2013-01-25T09:23:00</dc:date>
            </office:change-info>
          </text:insertion>
        </text:changed-region>
        <text:changed-region xml:id="ct271987744" text:id="ct271987744">
          <text:insertion>
            <office:change-info>
              <dc:creator>Unknown Author</dc:creator>
              <dc:date>2013-01-25T09:23:00</dc:date>
            </office:change-info>
          </text:insertion>
        </text:changed-region>
        <text:changed-region xml:id="ct271987904" text:id="ct271987904">
          <text:insertion>
            <office:change-info>
              <dc:creator>Unknown Author</dc:creator>
              <dc:date>2013-01-25T09:24:00</dc:date>
            </office:change-info>
          </text:insertion>
        </text:changed-region>
        <text:changed-region xml:id="ct283560000" text:id="ct283560000">
          <text:insertion>
            <office:change-info>
              <dc:creator>Unknown Author</dc:creator>
              <dc:date>2013-01-25T09:56:00</dc:date>
            </office:change-info>
          </text:insertion>
        </text:changed-region>
        <text:changed-region xml:id="ct271984752" text:id="ct271984752">
          <text:insertion>
            <office:change-info>
              <dc:creator>Unknown Author</dc:creator>
              <dc:date>2013-01-25T09:24:00</dc:date>
            </office:change-info>
          </text:insertion>
        </text:changed-region>
        <text:changed-region xml:id="ct271957792" text:id="ct271957792">
          <text:deletion>
            <office:change-info>
              <dc:creator>Unknown Author</dc:creator>
              <dc:date>2013-01-25T09:28:00</dc:date>
            </office:change-info>
            <text:p text:style-name="P2">Dest ID</text:p>
          </text:deletion>
        </text:changed-region>
        <text:changed-region xml:id="ct271958304" text:id="ct271958304">
          <text:deletion>
            <office:change-info>
              <dc:creator>Unknown Author</dc:creator>
              <dc:date>2013-01-25T09:28:00</dc:date>
            </office:change-info>
            <text:p text:style-name="P2">Event ID</text:p>
          </text:deletion>
        </text:changed-region>
        <text:changed-region xml:id="ct271958464" text:id="ct271958464">
          <text:deletion>
            <office:change-info>
              <dc:creator>Unknown Author</dc:creator>
              <dc:date>2013-01-25T09:28:00</dc:date>
            </office:change-info>
            <text:p text:style-name="P2">Simple Node </text:p>
          </text:deletion>
        </text:changed-region>
        <text:changed-region xml:id="ct271985072" text:id="ct271985072">
          <text:deletion>
            <office:change-info>
              <dc:creator>Unknown Author</dc:creator>
              <dc:date>2013-01-25T09:28:00</dc:date>
            </office:change-info>
            <text:p text:style-name="P2">Header Format</text:p>
          </text:deletion>
        </text:changed-region>
        <text:changed-region xml:id="ct271959248" text:id="ct271959248">
          <text:deletion>
            <office:change-info>
              <dc:creator>Unknown Author</dc:creator>
              <dc:date>2013-01-25T09:28:00</dc:date>
            </office:change-info>
            <text:p text:style-name="P2">Data-part Content</text:p>
          </text:deletion>
        </text:changed-region>
        <text:changed-region xml:id="ct271959728" text:id="ct271959728">
          <text:deletion>
            <office:change-info>
              <dc:creator>Unknown Author</dc:creator>
              <dc:date>2013-01-25T09:28:00</dc:date>
            </office:change-info>
            <text:p text:style-name="P4">Datagram Content</text:p>
          </text:deletion>
        </text:changed-region>
        <text:changed-region xml:id="ct271959904" text:id="ct271959904">
          <text:deletion>
            <office:change-info>
              <dc:creator>Unknown Author</dc:creator>
              <dc:date>2013-01-25T09:28:00</dc:date>
            </office:change-info>
            <text:p text:style-name="P5">Y</text:p>
          </text:deletion>
        </text:changed-region>
        <text:changed-region xml:id="ct271960080" text:id="ct271960080">
          <text:deletion>
            <office:change-info>
              <dc:creator>Unknown Author</dc:creator>
              <dc:date>2013-01-25T09:28:00</dc:date>
            </office:change-info>
            <text:p text:style-name="P5">N</text:p>
          </text:deletion>
        </text:changed-region>
        <text:changed-region xml:id="ct271959472" text:id="ct271959472">
          <text:deletion>
            <office:change-info>
              <dc:creator>Unknown Author</dc:creator>
              <dc:date>2013-01-25T09:28:00</dc:date>
            </office:change-info>
            <text:p text:style-name="P5">N</text:p>
          </text:deletion>
        </text:changed-region>
        <text:changed-region xml:id="ct271960496" text:id="ct271960496">
          <text:deletion>
            <office:change-info>
              <dc:creator>Unknown Author</dc:creator>
              <dc:date>2013-01-25T09:28:00</dc:date>
            </office:change-info>
            <text:p text:style-name="P6">0x195B,4sss 1</text:p>
          </text:deletion>
        </text:changed-region>
        <text:changed-region xml:id="ct271960624" text:id="ct271960624">
          <text:deletion>
            <office:change-info>
              <dc:creator>Unknown Author</dc:creator>
              <dc:date>2013-01-25T09:28:00</dc:date>
            </office:change-info>
            <text:p text:style-name="P5">EventID</text:p>
          </text:deletion>
        </text:changed-region>
        <text:changed-region xml:id="ct271961024" text:id="ct271961024">
          <text:deletion>
            <office:change-info>
              <dc:creator>Unknown Author</dc:creator>
              <dc:date>2013-01-25T09:28:00</dc:date>
            </office:change-info>
            <text:p text:style-name="P4">Identify Consumer</text:p>
          </text:deletion>
        </text:changed-region>
        <text:changed-region xml:id="ct271962256" text:id="ct271962256">
          <text:deletion>
            <office:change-info>
              <dc:creator>Unknown Author</dc:creator>
              <dc:date>2013-01-25T09:28:00</dc:date>
            </office:change-info>
            <text:p text:style-name="P5">N</text:p>
          </text:deletion>
        </text:changed-region>
        <text:changed-region xml:id="ct271962432" text:id="ct271962432">
          <text:deletion>
            <office:change-info>
              <dc:creator>Unknown Author</dc:creator>
              <dc:date>2013-01-25T09:28:00</dc:date>
            </office:change-info>
            <text:p text:style-name="P5">Y</text:p>
          </text:deletion>
        </text:changed-region>
        <text:changed-region xml:id="ct271958704" text:id="ct271958704">
          <text:deletion>
            <office:change-info>
              <dc:creator>Unknown Author</dc:creator>
              <dc:date>2013-01-25T09:28:00</dc:date>
            </office:change-info>
            <text:p text:style-name="P5">Y</text:p>
          </text:deletion>
        </text:changed-region>
        <text:changed-region xml:id="ct271962848" text:id="ct271962848">
          <text:deletion>
            <office:change-info>
              <dc:creator>Unknown Author</dc:creator>
              <dc:date>2013-01-25T09:28:00</dc:date>
            </office:change-info>
            <text:p text:style-name="P5">0x198F,4sss</text:p>
          </text:deletion>
        </text:changed-region>
        <text:changed-region xml:id="ct271963024" text:id="ct271963024">
          <text:deletion>
            <office:change-info>
              <dc:creator>Unknown Author</dc:creator>
              <dc:date>2013-01-25T09:28:00</dc:date>
            </office:change-info>
            <text:p text:style-name="P5">Event ID</text:p>
          </text:deletion>
        </text:changed-region>
        <text:changed-region xml:id="ct271963488" text:id="ct271963488">
          <text:deletion>
            <office:change-info>
              <dc:creator>Unknown Author</dc:creator>
              <dc:date>2013-01-25T09:28:00</dc:date>
            </office:change-info>
            <text:p text:style-name="P4">Consumer Identified</text:p>
          </text:deletion>
        </text:changed-region>
        <text:changed-region xml:id="ct271963248" text:id="ct271963248">
          <text:deletion>
            <office:change-info>
              <dc:creator>Unknown Author</dc:creator>
              <dc:date>2013-01-25T09:28:00</dc:date>
            </office:change-info>
            <text:p text:style-name="P5">N</text:p>
          </text:deletion>
        </text:changed-region>
        <text:changed-region xml:id="ct271963904" text:id="ct271963904">
          <text:deletion>
            <office:change-info>
              <dc:creator>Unknown Author</dc:creator>
              <dc:date>2013-01-25T09:28:00</dc:date>
            </office:change-info>
            <text:p text:style-name="P5">Y</text:p>
          </text:deletion>
        </text:changed-region>
        <text:changed-region xml:id="ct271964048" text:id="ct271964048">
          <text:deletion>
            <office:change-info>
              <dc:creator>Unknown Author</dc:creator>
              <dc:date>2013-01-25T09:28:00</dc:date>
            </office:change-info>
            <text:p text:style-name="P5">N</text:p>
          </text:deletion>
        </text:changed-region>
        <text:changed-region xml:id="ct271963696" text:id="ct271963696">
          <text:deletion>
            <office:change-info>
              <dc:creator>Unknown Author</dc:creator>
              <dc:date>2013-01-25T09:28:00</dc:date>
            </office:change-info>
            <text:p text:style-name="P4">0x194C,4sss - Valid<text:span text:style-name="T1">2</text:span> <text:s text:c="4"/></text:p>
            <text:p text:style-name="P4">0x194C,5sss - Invalid <text:s/></text:p>
            <text:p text:style-name="P4">0x194C,6sss - Reserved</text:p>
            <text:p text:style-name="P4">0x194C,7sss - Unknown</text:p>
          </text:deletion>
        </text:changed-region>
        <text:changed-region xml:id="ct271964464" text:id="ct271964464">
          <text:deletion>
            <office:change-info>
              <dc:creator>Unknown Author</dc:creator>
              <dc:date>2013-01-25T09:28:00</dc:date>
            </office:change-info>
            <text:p text:style-name="P5">Event ID</text:p>
          </text:deletion>
        </text:changed-region>
        <text:changed-region xml:id="ct271964976" text:id="ct271964976">
          <text:deletion>
            <office:change-info>
              <dc:creator>Unknown Author</dc:creator>
              <dc:date>2013-01-25T09:28:00</dc:date>
            </office:change-info>
            <text:p text:style-name="P4">Consumer Range Identified</text:p>
          </text:deletion>
        </text:changed-region>
        <text:changed-region xml:id="ct271964704" text:id="ct271964704">
          <text:deletion>
            <office:change-info>
              <dc:creator>Unknown Author</dc:creator>
              <dc:date>2013-01-25T09:28:00</dc:date>
            </office:change-info>
            <text:p text:style-name="P5">N</text:p>
          </text:deletion>
        </text:changed-region>
        <text:changed-region xml:id="ct271965376" text:id="ct271965376">
          <text:deletion>
            <office:change-info>
              <dc:creator>Unknown Author</dc:creator>
              <dc:date>2013-01-25T09:28:00</dc:date>
            </office:change-info>
            <text:p text:style-name="P5">Y</text:p>
          </text:deletion>
        </text:changed-region>
        <text:changed-region xml:id="ct271965536" text:id="ct271965536">
          <text:deletion>
            <office:change-info>
              <dc:creator>Unknown Author</dc:creator>
              <dc:date>2013-01-25T09:28:00</dc:date>
            </office:change-info>
            <text:p text:style-name="P5">N</text:p>
          </text:deletion>
        </text:changed-region>
        <text:changed-region xml:id="ct271965664" text:id="ct271965664">
          <text:deletion>
            <office:change-info>
              <dc:creator>Unknown Author</dc:creator>
              <dc:date>2013-01-25T09:28:00</dc:date>
            </office:change-info>
            <text:p text:style-name="P5">0x194A,4sss</text:p>
          </text:deletion>
        </text:changed-region>
        <text:changed-region xml:id="ct271965168" text:id="ct271965168">
          <text:deletion>
            <office:change-info>
              <dc:creator>Unknown Author</dc:creator>
              <dc:date>2013-01-25T09:28:00</dc:date>
            </office:change-info>
            <text:p text:style-name="P7">EventID Range</text:p>
          </text:deletion>
        </text:changed-region>
        <text:changed-region xml:id="ct271966368" text:id="ct271966368">
          <text:deletion>
            <office:change-info>
              <dc:creator>Unknown Author</dc:creator>
              <dc:date>2013-01-25T09:28:00</dc:date>
            </office:change-info>
            <text:p text:style-name="P4">Identify Producer</text:p>
          </text:deletion>
        </text:changed-region>
        <text:changed-region xml:id="ct271966544" text:id="ct271966544">
          <text:deletion>
            <office:change-info>
              <dc:creator>Unknown Author</dc:creator>
              <dc:date>2013-01-25T09:28:00</dc:date>
            </office:change-info>
            <text:p text:style-name="P5">N</text:p>
          </text:deletion>
        </text:changed-region>
        <text:changed-region xml:id="ct271966128" text:id="ct271966128">
          <text:deletion>
            <office:change-info>
              <dc:creator>Unknown Author</dc:creator>
              <dc:date>2013-01-25T09:28:00</dc:date>
            </office:change-info>
            <text:p text:style-name="P5">Y</text:p>
          </text:deletion>
        </text:changed-region>
        <text:changed-region xml:id="ct271966960" text:id="ct271966960">
          <text:deletion>
            <office:change-info>
              <dc:creator>Unknown Author</dc:creator>
              <dc:date>2013-01-25T09:28:00</dc:date>
            </office:change-info>
            <text:p text:style-name="P5">Y</text:p>
          </text:deletion>
        </text:changed-region>
        <text:changed-region xml:id="ct271967120" text:id="ct271967120">
          <text:deletion>
            <office:change-info>
              <dc:creator>Unknown Author</dc:creator>
              <dc:date>2013-01-25T09:28:00</dc:date>
            </office:change-info>
            <text:p text:style-name="P5">0x1991,4sss</text:p>
          </text:deletion>
        </text:changed-region>
        <text:changed-region xml:id="ct271966752" text:id="ct271966752">
          <text:deletion>
            <office:change-info>
              <dc:creator>Unknown Author</dc:creator>
              <dc:date>2013-01-25T09:28:00</dc:date>
            </office:change-info>
            <text:p text:style-name="P5">Event ID</text:p>
          </text:deletion>
        </text:changed-region>
        <text:changed-region xml:id="ct271967808" text:id="ct271967808">
          <text:deletion>
            <office:change-info>
              <dc:creator>Unknown Author</dc:creator>
              <dc:date>2013-01-25T09:28:00</dc:date>
            </office:change-info>
            <text:p text:style-name="P4">Producer Identified</text:p>
          </text:deletion>
        </text:changed-region>
        <text:changed-region xml:id="ct271967984" text:id="ct271967984">
          <text:deletion>
            <office:change-info>
              <dc:creator>Unknown Author</dc:creator>
              <dc:date>2013-01-25T09:28:00</dc:date>
            </office:change-info>
            <text:p text:style-name="P5">N</text:p>
          </text:deletion>
        </text:changed-region>
        <text:changed-region xml:id="ct271967312" text:id="ct271967312">
          <text:deletion>
            <office:change-info>
              <dc:creator>Unknown Author</dc:creator>
              <dc:date>2013-01-25T09:28:00</dc:date>
            </office:change-info>
            <text:p text:style-name="P5">Y</text:p>
          </text:deletion>
        </text:changed-region>
        <text:changed-region xml:id="ct271968400" text:id="ct271968400">
          <text:deletion>
            <office:change-info>
              <dc:creator>Unknown Author</dc:creator>
              <dc:date>2013-01-25T09:28:00</dc:date>
            </office:change-info>
            <text:p text:style-name="P5">N</text:p>
          </text:deletion>
        </text:changed-region>
        <text:changed-region xml:id="ct271968560" text:id="ct271968560">
          <text:deletion>
            <office:change-info>
              <dc:creator>Unknown Author</dc:creator>
              <dc:date>2013-01-25T09:28:00</dc:date>
            </office:change-info>
            <text:p text:style-name="P4">0x1954,4sss - Valid</text:p>
            <text:p text:style-name="P4">0x1954,5sss - Invalid</text:p>
            <text:p text:style-name="P4">0x1954,6sss - Reserved</text:p>
            <text:p text:style-name="P4">0x1954,7sss - Unknown</text:p>
          </text:deletion>
        </text:changed-region>
        <text:changed-region xml:id="ct271968720" text:id="ct271968720">
          <text:deletion>
            <office:change-info>
              <dc:creator>Unknown Author</dc:creator>
              <dc:date>2013-01-25T09:28:00</dc:date>
            </office:change-info>
            <text:p text:style-name="P5">Event ID</text:p>
          </text:deletion>
        </text:changed-region>
        <text:changed-region xml:id="ct271968944" text:id="ct271968944">
          <text:deletion>
            <office:change-info>
              <dc:creator>Unknown Author</dc:creator>
              <dc:date>2013-01-25T09:28:00</dc:date>
            </office:change-info>
            <text:p text:style-name="P4">Producer Identified Range</text:p>
          </text:deletion>
        </text:changed-region>
        <text:changed-region xml:id="ct271969440" text:id="ct271969440">
          <text:deletion>
            <office:change-info>
              <dc:creator>Unknown Author</dc:creator>
              <dc:date>2013-01-25T09:28:00</dc:date>
            </office:change-info>
            <text:p text:style-name="P5">N</text:p>
          </text:deletion>
        </text:changed-region>
        <text:changed-region xml:id="ct271969600" text:id="ct271969600">
          <text:deletion>
            <office:change-info>
              <dc:creator>Unknown Author</dc:creator>
              <dc:date>2013-01-25T09:28:00</dc:date>
            </office:change-info>
            <text:p text:style-name="P5">Y</text:p>
          </text:deletion>
        </text:changed-region>
        <text:changed-region xml:id="ct271969232" text:id="ct271969232">
          <text:deletion>
            <office:change-info>
              <dc:creator>Unknown Author</dc:creator>
              <dc:date>2013-01-25T09:28:00</dc:date>
            </office:change-info>
            <text:p text:style-name="P5">N</text:p>
          </text:deletion>
        </text:changed-region>
        <text:changed-region xml:id="ct271970016" text:id="ct271970016">
          <text:deletion>
            <office:change-info>
              <dc:creator>Unknown Author</dc:creator>
              <dc:date>2013-01-25T09:28:00</dc:date>
            </office:change-info>
            <text:p text:style-name="P5">0x1952,4sss</text:p>
          </text:deletion>
        </text:changed-region>
        <text:changed-region xml:id="ct271970176" text:id="ct271970176">
          <text:deletion>
            <office:change-info>
              <dc:creator>Unknown Author</dc:creator>
              <dc:date>2013-01-25T09:28:00</dc:date>
            </office:change-info>
            <text:p text:style-name="P7">EventID Range</text:p>
          </text:deletion>
        </text:changed-region>
        <text:changed-region xml:id="ct271971120" text:id="ct271971120">
          <text:deletion>
            <office:change-info>
              <dc:creator>Unknown Author</dc:creator>
              <dc:date>2013-01-25T09:28:00</dc:date>
            </office:change-info>
            <text:p text:style-name="P4">Identify Events</text:p>
          </text:deletion>
        </text:changed-region>
        <text:changed-region xml:id="ct271971248" text:id="ct271971248">
          <text:deletion>
            <office:change-info>
              <dc:creator>Unknown Author</dc:creator>
              <dc:date>2013-01-25T09:28:00</dc:date>
            </office:change-info>
            <text:p text:style-name="P5">N</text:p>
          </text:deletion>
        </text:changed-region>
        <text:changed-region xml:id="ct271971408" text:id="ct271971408">
          <text:deletion>
            <office:change-info>
              <dc:creator>Unknown Author</dc:creator>
              <dc:date>2013-01-25T09:28:00</dc:date>
            </office:change-info>
            <text:p text:style-name="P5">N</text:p>
          </text:deletion>
        </text:changed-region>
        <text:changed-region xml:id="ct271971584" text:id="ct271971584">
          <text:deletion>
            <office:change-info>
              <dc:creator>Unknown Author</dc:creator>
              <dc:date>2013-01-25T09:28:00</dc:date>
            </office:change-info>
            <text:p text:style-name="P5">Y</text:p>
          </text:deletion>
        </text:changed-region>
        <text:changed-region xml:id="ct271970480" text:id="ct271970480">
          <text:deletion>
            <office:change-info>
              <dc:creator>Unknown Author</dc:creator>
              <dc:date>2013-01-25T09:28:00</dc:date>
            </office:change-info>
            <text:p text:style-name="P5">0x1997,0sss</text:p>
          </text:deletion>
        </text:changed-region>
        <text:changed-region xml:id="ct271972032" text:id="ct271972032">
          <text:deletion>
            <office:change-info>
              <dc:creator>Unknown Author</dc:creator>
              <dc:date>2013-01-25T09:28:00</dc:date>
            </office:change-info>
            <text:p text:style-name="P5">Y</text:p>
          </text:deletion>
        </text:changed-region>
        <text:changed-region xml:id="ct271970912" text:id="ct271970912">
          <text:deletion>
            <office:change-info>
              <dc:creator>Unknown Author</dc:creator>
              <dc:date>2013-01-25T09:28:00</dc:date>
            </office:change-info>
            <text:p text:style-name="P5">N</text:p>
          </text:deletion>
        </text:changed-region>
        <text:changed-region xml:id="ct271972448" text:id="ct271972448">
          <text:deletion>
            <office:change-info>
              <dc:creator>Unknown Author</dc:creator>
              <dc:date>2013-01-25T09:28:00</dc:date>
            </office:change-info>
            <text:p text:style-name="P8">N</text:p>
          </text:deletion>
        </text:changed-region>
        <text:changed-region xml:id="ct271972592" text:id="ct271972592">
          <text:deletion>
            <office:change-info>
              <dc:creator>Unknown Author</dc:creator>
              <dc:date>2013-01-25T09:28:00</dc:date>
            </office:change-info>
            <text:p text:style-name="P5">0x1996,8sss </text:p>
          </text:deletion>
        </text:changed-region>
        <text:changed-region xml:id="ct271972240" text:id="ct271972240">
          <text:deletion>
            <office:change-info>
              <dc:creator>Unknown Author</dc:creator>
              <dc:date>2013-01-25T09:28:00</dc:date>
            </office:change-info>
            <text:p text:style-name="P9">0ddd3</text:p>
          </text:deletion>
        </text:changed-region>
        <text:changed-region xml:id="ct271973328" text:id="ct271973328">
          <text:deletion>
            <office:change-info>
              <dc:creator>Unknown Author</dc:creator>
              <dc:date>2013-01-25T09:28:00</dc:date>
            </office:change-info>
            <text:p text:style-name="P10">Footnotes:<text:line-break/><text:span text:style-name="T1">1 <text:s/></text:span>sss - The 12-bit source alias field.<text:line-break/><text:span text:style-name="T1">2 </text:span><text:s/>Quality - Producer and Consumer Identified messages are flagged with the validity of the reply.<text:line-break/><text:span text:style-name="T1">3 </text:span>0ddd - First two bytes of the data-part, representing the 12-bit destination Alias, the top 4 bits are zero. <text:s/></text:p>
          </text:deletion>
        </text:changed-region>
        <text:changed-region xml:id="ct271957488" text:id="ct271957488">
          <text:insertion>
            <office:change-info>
              <dc:creator>Unknown Author</dc:creator>
              <dc:date>2013-01-25T09:0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Introduction (Informative)</text:h>
      <text:p text:style-name="Standard">This specification describes the protocol for transporting OpenLCB datagrams via CAN segments.</text:p>
      <text:h text:style-name="Heading_20_1" text:outline-level="1">Intended Use (Informative)</text:h>
      <text:p text:style-name="Standard">The datagram transport protocol is intended to efficiently transfer small amounts (0-72 bytes) of data reliably between two OpenLCB nodes. <text:s/>It allows for management of overlapping independent transmissions.</text:p>
      <text:p text:style-name="Standard">The datagram transport protocol relies on the underlying OpenLCB message transport protocol for reliable sequenced communications.<text:change-start text:change-id="ct283411584"/></text:p>
      <text:p text:style-name="Standard">This document describes the required message formats for datagram transport. §4 gives an overview of th<text:change-end text:change-id="ct283411584"/><text:change-start text:change-id="ct459108656"/>e message types with an abstract numeric description intended as a normative guide to the construction of concrete message types over specific physical transport media. §§7–ff. describe in concrete detail the implementation of the datagram transport message formats for the <text:change-end text:change-id="ct459108656"/><text:change-start text:change-id="ct54371984"/>specific physical transport media that have been adopted as normative standards.<text:change-end text:change-id="ct54371984"/></text:p>
      <text:h text:style-name="Heading_20_1" text:outline-level="1">References and Context (Normative)</text:h>
      <text:p text:style-name="Standard">This specification is in the context of the following OpenLCB-CAN <text:change text:change-id="ct168753312"/><text:change-start text:change-id="ct282692352"/>Standards<text:change-end text:change-id="ct282692352"/>:</text:p>
      <text:list xml:id="list437176162" text:continue-list="list8344033001676259025" text:style-name="L1">
        <text:list-item>
          <text:p text:style-name="P1"><text:change-start text:change-id="ct282603968"/>The OpenLCB Message Network Standard, which <text:span text:style-name="T6">defines the basic messages and how they interact. Higher-level protocols are based on this message network, but are defined elsewhere.</text:span> The Message Network Standard defines the Initialized node state which is referenced here.</text:p>
        </text:list-item>
        <text:list-item>
          <text:p text:style-name="P1"><text:change-end text:change-id="ct282603968"/>The OpenLCB Frame Transport Standard, which specifies the use and format of CAN frames for OpenLCB communications.<text:change text:change-id="ct450140304"/></text:p>
        </text:list-item>
      </text:list>
      <text:h text:style-name="Heading_20_1" text:outline-level="1">Message Formats (Normative)</text:h>
      <text:p text:style-name="Standard">In the following, the “Common MTI” column specifies the the MTI value to be used when communicating in OpenLCB common format. <text:change-start text:change-id="ct283698656"/>The Common MTI is an abstract numeric description intended as a normative guide to the construction of concrete message formats over <text:soft-page-break/>specific <text:change-end text:change-id="ct283698656"/><text:change-start text:change-id="ct459114240"/>physical transport media.<text:change-end text:change-id="ct459114240"/> <text:change text:change-id="ct54372288"/><text:s text:c="2"/></text:p>
      <text:h text:style-name="Heading_20_2" text:outline-level="2">Datagram Content</text:h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row>
          <table:table-cell table:style-name="Table4.A1" office:value-type="string">
            <text:p text:style-name="P2">Name</text:p>
          </table:table-cell>
          <table:table-cell table:style-name="Table4.A1" office:value-type="string">
            <text:p text:style-name="P2">Dest ID</text:p>
          </table:table-cell>
          <table:table-cell table:style-name="Table4.A1" office:value-type="string">
            <text:p text:style-name="P2">Event ID</text:p>
          </table:table-cell>
          <table:table-cell table:style-name="Table4.A1" office:value-type="string">
            <text:p text:style-name="P2">Common<text:change-start text:change-id="ct459119232"/> MTI<text:change-end text:change-id="ct459119232"/><text:change text:change-id="ct459119328"/></text:p>
          </table:table-cell>
          <table:table-cell table:style-name="Table4.E1" office:value-type="string">
            <text:p text:style-name="P2">Data Content</text:p>
          </table:table-cell>
        </table:table-row>
        <table:table-row>
          <table:table-cell table:style-name="Table4.A2" office:value-type="string">
            <text:p text:style-name="Table_20_Contents">Datagram Content</text:p>
          </table:table-cell>
          <table:table-cell table:style-name="Table4.A2" office:value-type="string">
            <text:p text:style-name="P5">Y</text:p>
          </table:table-cell>
          <table:table-cell table:style-name="Table4.A2" office:value-type="string">
            <text:p text:style-name="P5">N</text:p>
          </table:table-cell>
          <table:table-cell table:style-name="Table4.A2" office:value-type="string">
            <text:p text:style-name="P5">0x1C48</text:p>
          </table:table-cell>
          <table:table-cell table:style-name="Table4.E2" office:value-type="string">
            <text:p text:style-name="P5">0-72 bytes</text:p>
          </table:table-cell>
        </table:table-row>
      </table:table>
      <text:p text:style-name="Standard"/>
      <text:h text:style-name="Heading_20_3" text:outline-level="3"><text:change text:change-id="ct283408352"/></text:h>
      <text:h text:style-name="Heading_20_2" text:outline-level="2"><text:soft-page-break/>Datagram Received OK</text:h>
      <text:p text:style-name="Standard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row>
          <table:table-cell table:style-name="Table2.A1" office:value-type="string">
            <text:p text:style-name="P2">Name</text:p>
          </table:table-cell>
          <table:table-cell table:style-name="Table2.A1" office:value-type="string">
            <text:p text:style-name="P2">Dest ID</text:p>
          </table:table-cell>
          <table:table-cell table:style-name="Table2.A1" office:value-type="string">
            <text:p text:style-name="P2">Event ID</text:p>
          </table:table-cell>
          <table:table-cell table:style-name="Table2.A1" office:value-type="string">
            <text:p text:style-name="P2">Common<text:change-start text:change-id="ct459121744"/> MTI<text:change-end text:change-id="ct459121744"/><text:change text:change-id="ct459121840"/></text:p>
          </table:table-cell>
          <table:table-cell table:style-name="Table2.E1" office:value-type="string">
            <text:p text:style-name="P2">Data Content</text:p>
          </table:table-cell>
        </table:table-row>
        <table:table-row>
          <table:table-cell table:style-name="Table2.A2" office:value-type="string">
            <text:p text:style-name="Table_20_Contents">Datagram Received OK</text:p>
          </table:table-cell>
          <table:table-cell table:style-name="Table2.A2" office:value-type="string">
            <text:p text:style-name="P5">Y</text:p>
          </table:table-cell>
          <table:table-cell table:style-name="Table2.A2" office:value-type="string">
            <text:p text:style-name="P5">N</text:p>
          </table:table-cell>
          <table:table-cell table:style-name="Table2.A2" office:value-type="string">
            <text:p text:style-name="P5">0x0A28</text:p>
          </table:table-cell>
          <table:table-cell table:style-name="Table2.E2" office:value-type="string">
            <text:p text:style-name="P5"/>
          </table:table-cell>
        </table:table-row>
      </table:table>
      <text:p text:style-name="Standard"/>
      <text:h text:style-name="Heading_20_2" text:outline-level="2">Datagram Rejected</text:h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/>
        <table:table-row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t ID</text:p>
          </table:table-cell>
          <table:table-cell table:style-name="Table3.A1" office:value-type="string">
            <text:p text:style-name="P2">Event ID</text:p>
          </table:table-cell>
          <table:table-cell table:style-name="Table3.A1" office:value-type="string">
            <text:p text:style-name="P2">Common<text:change-start text:change-id="ct283350112"/> MTI<text:change-end text:change-id="ct283350112"/><text:change text:change-id="ct283925552"/></text:p>
          </table:table-cell>
          <table:table-cell table:style-name="Table3.E1" office:value-type="string">
            <text:p text:style-name="P2">Data Content</text:p>
          </table:table-cell>
        </table:table-row>
        <table:table-row>
          <table:table-cell table:style-name="Table3.A2" office:value-type="string">
            <text:p text:style-name="Table_20_Contents">Datagram Rejected</text:p>
          </table:table-cell>
          <table:table-cell table:style-name="Table3.A2" office:value-type="string">
            <text:p text:style-name="P5">Y</text:p>
          </table:table-cell>
          <table:table-cell table:style-name="Table3.A2" office:value-type="string">
            <text:p text:style-name="P5">N</text:p>
          </table:table-cell>
          <table:table-cell table:style-name="Table3.A2" office:value-type="string">
            <text:p text:style-name="P5">0x0A48</text:p>
          </table:table-cell>
          <table:table-cell table:style-name="Table3.E2" office:value-type="string">
            <text:p text:style-name="P5">Error Code</text:p>
          </table:table-cell>
        </table:table-row>
      </table:table>
      <text:p text:style-name="Standard"/>
      <text:p text:style-name="Standard">Nodes must accept and process Datagram Rejected messages that do not contain a full data code. Missing error code bits are to be interpreted as zero.</text:p>
      <text:h text:style-name="Heading_20_3" text:outline-level="3">Error Codes</text:h>
      <text:p text:style-name="Standard">The Error Code field contains 16 bits. <text:s/>The following bits are independent flags:</text:p>
      <text:list xml:id="list8459045404024564572" text:style-name="L3">
        <text:list-item>
          <text:p text:style-name="P28">0x1000 Permanent error – The received datagram will always invoke the same error</text:p>
        </text:list-item>
        <text:list-item>
          <text:p text:style-name="P28">0x2000 Resend OK – The error condition may be cleared, so a resend of the original datagram can be attempted</text:p>
        </text:list-item>
        <text:list-item>
          <text:p text:style-name="P28">0x4000 Transport error – The error could have been due to a failure in message/frame transport</text:p>
        </text:list-item>
      </text:list>
      <text:p text:style-name="Standard">Specific values for the 16-bit field:</text:p>
      <text:list xml:id="list4985561797732883868" text:style-name="L4">
        <text:list-item>
          <text:p text:style-name="P29">0x1020 – Permanent error, source not permitted – this node will not accept datagrams of this type from the transmitting node</text:p>
        </text:list-item>
        <text:list-item>
          <text:p text:style-name="P29">0x1040 – Permanent error, datagrams not accepted – this node will not accept datagrams of this type from any node</text:p>
        </text:list-item>
        <text:list-item>
          <text:p text:style-name="P29"><text:soft-page-break/>0x2000 – Temporary condition, please resend – some temporary condition in the receiving node prevented receiving the datagram, but there's reason to believe a resend will succeed.</text:p>
        </text:list-item>
        <text:list-item>
          <text:p text:style-name="P29">0x6000 – Transport error, please resend – some temporary condition, possibly in the transport layer, prevented receiving the datagram, but there's reason to believe a resend will succeed.</text:p>
        </text:list-item>
      </text:list>
      <text:p text:style-name="Standard">Nodes may, but are not required to, use the low five bits of the error code field to define specific error codes in concert with independent flag bits defined above. </text:p>
      <text:p text:style-name="Standard">All other bits and bit combinations are reserved.</text:p>
      <text:h text:style-name="Heading_20_1" text:outline-level="1">States (Normative)</text:h>
      <text:p text:style-name="Standard">The common OpenLCB datagram protocol has no formal states.</text:p>
      <text:p text:style-name="Standard">A node implementing the OpenLCB-CAN protocol must maintain a Datagram-started state for each datagram that it is receiving as a sequence of frames. If the node receives multiple overlapping datagrams, the states must be independent.</text:p>
      <text:h text:style-name="Heading_20_1" text:outline-level="1">Interactions (Normative)</text:h>
      <text:h text:style-name="Heading_20_2" text:outline-level="2">Normal Transmission</text:h>
      <text:p text:style-name="Standard">Normal transmission consists of the transmitting node sending a Datagram Content message to the receiving node, followed by the receiving node sending a Datagram Received OK message to the transmitting node. The receiving node shall send either a Datagram Received OK or Datagram Rejected message in reply.</text:p>
      <text:h text:style-name="Heading_20_3" text:outline-level="3"><text:change text:change-id="ct283472512"/></text:h>
      <text:h text:style-name="Heading_20_2" text:outline-level="2">Rejected Transmission</text:h>
      <text:p text:style-name="Standard">After the transmitting node sends a Datagram Content message to the receiving node, the receiving node may send a Datagram Rejected message to the transmitting node. The receiving node shall send either a Datagram Received OK or Datagram Rejected message in reply.</text:p>
      <text:p text:style-name="Standard">If a receiving node receives a 2<text:span text:style-name="T1">nd</text:span> Datagram Content message before sending a reply to the the 1<text:span text:style-name="T1">st</text:span> Datagram Content message, it may, but is not required to, reject the 2<text:span text:style-name="T1">nd</text:span> Datagram by sending a Datagram Rejected message with the <text:change text:change-id="ct459086992"/><text:change-start text:change-id="ct459087104"/>Transport error and Resend OK<text:change-end text:change-id="ct459087104"/> error flag bit<text:change-start text:change-id="ct459086720"/>s<text:change-end text:change-id="ct459086720"/> set.</text:p>
      <text:p text:style-name="Standard"><text:soft-page-break/>Upon receipt of a Datagram Rejected message with the Resend<text:change-start text:change-id="ct459086544"/> <text:change-end text:change-id="ct459086544"/><text:change text:change-id="ct54392640"/>OK bit sent, the original transmitting node may resend the same Datagram Content message, or may abandon the transmission attempt.</text:p>
      <text:p text:style-name="Standard">Upon receipt of a Datagram Rejected message with the Resend<text:change-start text:change-id="ct283472608"/> <text:change-end text:change-id="ct283472608"/><text:change text:change-id="ct283472704"/>OK bit resent, the original transmitting node shall abandon the transmission attempt and not resend the original Datagram Content message.</text:p>
      <text:h text:style-name="Heading_20_3" text:outline-level="3"><text:change text:change-id="ct283472800"/></text:h>
      <text:h text:style-name="Heading_20_1" text:outline-level="1"><text:change-start text:change-id="ct54393200"/>Adaptation to CAN Transport</text:h>
      <text:p text:style-name="Standard">This section describes the CAN implementation of the datagram transport message formats.</text:p>
      <text:p text:style-name="Standard">Due to the limitations of CAN, namely a 29-bit header and 8-byte data-part, the format of CAN Event <text:s/>messages have been adapted, as per the following table. <text:s/><text:change-end text:change-id="ct54393200"/></text:p>
      <table:table table:name="CanTransport" table:style-name="CanTransport">
        <table:table-column table:style-name="CanTransport.A"/>
        <table:table-column table:style-name="CanTransport.B" table:number-columns-repeated="2"/>
        <table:table-column table:style-name="CanTransport.D"/>
        <table:table-column table:style-name="CanTransport.E"/>
        <table:table-header-rows>
          <table:table-row>
            <table:table-cell table:style-name="CanTransport.A1" office:value-type="string">
              <text:p text:style-name="Table_20_Heading"><text:change-start text:change-id="ct283540624"/>Name<text:change-end text:change-id="ct283540624"/></text:p>
            </table:table-cell>
            <table:table-cell table:style-name="CanTransport.A1" office:value-type="string">
              <text:p text:style-name="P24"><text:change-start text:change-id="ct283540720"/>Dest ID<text:change-end text:change-id="ct283540720"/></text:p>
            </table:table-cell>
            <table:table-cell table:style-name="CanTransport.A1" office:value-type="string">
              <text:p text:style-name="P24"><text:change-start text:change-id="ct283471968"/>Event ID<text:change-end text:change-id="ct283471968"/></text:p>
            </table:table-cell>
            <table:table-cell table:style-name="CanTransport.A1" office:value-type="string">
              <text:p text:style-name="P24"><text:change-start text:change-id="ct283472064"/>Header Format<text:change-end text:change-id="ct283472064"/></text:p>
            </table:table-cell>
            <table:table-cell table:style-name="CanTransport.E1" office:value-type="string">
              <text:p text:style-name="P24"><text:change-start text:change-id="ct459087248"/>Data-part Content<text:change-end text:change-id="ct459087248"/></text:p>
            </table:table-cell>
          </table:table-row>
        </table:table-header-rows>
        <table:table-row>
          <table:table-cell table:style-name="CanTransport.A2" office:value-type="string">
            <text:p text:style-name="Table_20_Contents"><text:change-start text:change-id="ct283540928"/>Datagram Content<text:change-end text:change-id="ct283540928"/></text:p>
          </table:table-cell>
          <table:table-cell table:style-name="CanTransport.A2" office:value-type="string">
            <text:p text:style-name="P5"><text:change-start text:change-id="ct459086416"/>Y<text:change-end text:change-id="ct459086416"/></text:p>
          </table:table-cell>
          <table:table-cell table:style-name="CanTransport.A2" office:value-type="string">
            <text:p text:style-name="P5"><text:change-start text:change-id="ct283541424"/>N<text:change-end text:change-id="ct283541424"/></text:p>
          </table:table-cell>
          <table:table-cell table:style-name="CanTransport.A2" office:value-type="string">
            <text:p text:style-name="P5"><text:change-start text:change-id="ct271997840"/>0x1Add,dsss<text:note text:id="ftn1" text:note-class="footnote"><text:note-citation>1</text:note-citation><text:note-body><text:p text:style-name="Footnote"><text:change-start text:change-id="ct271997984"/>sss —The 12-bit source alias field <text:change-end text:change-id="ct271997984"/></text:p></text:note-body></text:note> — Single<text:change-end text:change-id="ct271997840"/><text:change-start text:change-id="ct272001680"/><text:note text:id="ftn2" text:note-class="footnote"><text:note-citation>2</text:note-citation><text:note-body><text:p text:style-name="Footnote"><text:change-start text:change-id="ct272001408"/>Quality — Because CAN frames are limited to 8 bytes, datagrams larger than 8 bytes must be broken up among multiple messages. Thus, four distinct message types are defined to aid in flow control.<text:change-end text:change-id="ct272001408"/></text:p></text:note-body></text:note><text:change-end text:change-id="ct272001680"/><text:change-start text:change-id="ct271998208"/></text:p>
            <text:p text:style-name="P5">0x1Bdd,dsss — First</text:p>
            <text:p text:style-name="P5">0x1Cdd,dsss — Middle</text:p>
            <text:p text:style-name="P5">0x1Ddd,dsss — Last<text:change-end text:change-id="ct271998208"/></text:p>
          </table:table-cell>
          <table:table-cell table:style-name="CanTransport.E2" office:value-type="string">
            <text:p text:style-name="P5"><text:change-start text:change-id="ct271999488"/>0–8 bytes<text:change-end text:change-id="ct271999488"/></text:p>
          </table:table-cell>
        </table:table-row>
        <table:table-row>
          <table:table-cell table:style-name="CanTransport.A2" office:value-type="string">
            <text:p text:style-name="Table_20_Contents"><text:change-start text:change-id="ct271997552"/>Datagram Received OK<text:change-end text:change-id="ct271997552"/></text:p>
          </table:table-cell>
          <table:table-cell table:style-name="CanTransport.A2" office:value-type="string">
            <text:p text:style-name="P5"><text:change-start text:change-id="ct271995152"/>Y<text:change-end text:change-id="ct271995152"/></text:p>
          </table:table-cell>
          <table:table-cell table:style-name="CanTransport.A2" office:value-type="string">
            <text:p text:style-name="P5"><text:change-start text:change-id="ct271995312"/>N<text:change-end text:change-id="ct271995312"/></text:p>
          </table:table-cell>
          <table:table-cell table:style-name="CanTransport.A2" office:value-type="string">
            <text:p text:style-name="P5"><text:change-start text:change-id="ct271999920"/>0x19A2,8sss<text:change-end text:change-id="ct271999920"/></text:p>
          </table:table-cell>
          <table:table-cell table:style-name="CanTransport.E2" office:value-type="string">
            <text:p text:style-name="P5"><text:change-start text:change-id="ct299584464"/>0x<text:change-end text:change-id="ct299584464"/><text:change-start text:change-id="ct512706160"/>fddd<text:note text:id="ftn3" text:note-class="footnote"><text:note-citation>3</text:note-citation><text:note-body><text:p text:style-name="Footnote">0ddd — First two bytes of the data-part, representing the 12-bit destination Alias. See the OpenLCB-CAN Frame Transport Standard.</text:p></text:note-body></text:note><text:change-end text:change-id="ct512706160"/></text:p>
          </table:table-cell>
        </table:table-row>
        <table:table-row>
          <table:table-cell table:style-name="CanTransport.A2" office:value-type="string">
            <text:p text:style-name="Table_20_Contents"><text:change-start text:change-id="ct272002992"/>Datagram Rejected<text:change-end text:change-id="ct272002992"/></text:p>
          </table:table-cell>
          <table:table-cell table:style-name="CanTransport.A2" office:value-type="string">
            <text:p text:style-name="P5"><text:change-start text:change-id="ct271984512"/>Y<text:change-end text:change-id="ct271984512"/></text:p>
          </table:table-cell>
          <table:table-cell table:style-name="CanTransport.A2" office:value-type="string">
            <text:p text:style-name="P5"><text:change-start text:change-id="ct271987744"/>N<text:change-end text:change-id="ct271987744"/></text:p>
          </table:table-cell>
          <table:table-cell table:style-name="CanTransport.A2" office:value-type="string">
            <text:p text:style-name="P5"><text:change-start text:change-id="ct271987904"/>0x19A4,8sss<text:change-end text:change-id="ct271987904"/></text:p>
          </table:table-cell>
          <table:table-cell table:style-name="CanTransport.E2" office:value-type="string">
            <text:p text:style-name="P5"><text:change-start text:change-id="ct283560000"/>0xfddd, <text:change-end text:change-id="ct283560000"/><text:change-start text:change-id="ct271984752"/>Error Code<text:change-end text:change-id="ct271984752"/></text:p>
          </table:table-cell>
        </table:table-row>
      </table:table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>
          <table:table-cell table:style-name="Table9.A1" office:value-type="string">
            <text:p text:style-name="P2"/>
          </table:table-cell>
          <table:table-cell table:style-name="Table9.A1" office:value-type="string">
            <text:p text:style-name="P2"><text:change text:change-id="ct271957792"/></text:p>
          </table:table-cell>
          <table:table-cell table:style-name="Table9.A1" office:value-type="string">
            <text:p text:style-name="P2"><text:change text:change-id="ct271958304"/></text:p>
          </table:table-cell>
          <table:table-cell table:style-name="Table9.A1" office:value-type="string">
            <text:p text:style-name="P2"><text:change text:change-id="ct271958464"/></text:p>
          </table:table-cell>
          <table:table-cell table:style-name="Table9.A1" office:value-type="string">
            <text:p text:style-name="P2"><text:change text:change-id="ct271985072"/></text:p>
          </table:table-cell>
          <table:table-cell table:style-name="Table9.F1" office:value-type="string">
            <text:p text:style-name="P2"><text:change text:change-id="ct271959248"/></text:p>
          </table:table-cell>
        </table:table-row>
        <table:table-row>
          <table:table-cell table:style-name="Table9.A2" office:value-type="string">
            <text:p text:style-name="P4"><text:change text:change-id="ct271959728"/></text:p>
          </table:table-cell>
          <table:table-cell table:style-name="Table9.A2" office:value-type="string">
            <text:p text:style-name="P5"><text:change text:change-id="ct271959904"/></text:p>
          </table:table-cell>
          <table:table-cell table:style-name="Table9.A2" office:value-type="string">
            <text:p text:style-name="P5"><text:change text:change-id="ct271960080"/></text:p>
          </table:table-cell>
          <table:table-cell table:style-name="Table9.A2" office:value-type="string">
            <text:p text:style-name="P5"><text:change text:change-id="ct271959472"/></text:p>
          </table:table-cell>
          <table:table-cell table:style-name="Table9.A2" office:value-type="string">
            <text:p text:style-name="P6"><text:change text:change-id="ct271960496"/></text:p>
          </table:table-cell>
          <table:table-cell table:style-name="Table9.F2" office:value-type="string">
            <text:p text:style-name="P5"><text:change text:change-id="ct271960624"/></text:p>
          </table:table-cell>
        </table:table-row>
        <text:soft-page-break/>
        <table:table-row>
          <table:table-cell table:style-name="Table9.A2" office:value-type="string">
            <text:p text:style-name="P4"><text:change text:change-id="ct271961024"/></text:p>
          </table:table-cell>
          <table:table-cell table:style-name="Table9.A2" office:value-type="string">
            <text:p text:style-name="P5"><text:change text:change-id="ct271962256"/></text:p>
          </table:table-cell>
          <table:table-cell table:style-name="Table9.A2" office:value-type="string">
            <text:p text:style-name="P5"><text:change text:change-id="ct271962432"/></text:p>
          </table:table-cell>
          <table:table-cell table:style-name="Table9.A2" office:value-type="string">
            <text:p text:style-name="P5"><text:change text:change-id="ct271958704"/></text:p>
          </table:table-cell>
          <table:table-cell table:style-name="Table9.A2" office:value-type="string">
            <text:p text:style-name="P5"><text:change text:change-id="ct271962848"/></text:p>
          </table:table-cell>
          <table:table-cell table:style-name="Table9.F2" office:value-type="string">
            <text:p text:style-name="P5"><text:change text:change-id="ct271963024"/></text:p>
          </table:table-cell>
        </table:table-row>
        <table:table-row>
          <table:table-cell table:style-name="Table9.A2" office:value-type="string">
            <text:p text:style-name="P4"><text:change text:change-id="ct271963488"/></text:p>
          </table:table-cell>
          <table:table-cell table:style-name="Table9.A2" office:value-type="string">
            <text:p text:style-name="P5"><text:change text:change-id="ct271963248"/></text:p>
          </table:table-cell>
          <table:table-cell table:style-name="Table9.A2" office:value-type="string">
            <text:p text:style-name="P5"><text:change text:change-id="ct271963904"/></text:p>
          </table:table-cell>
          <table:table-cell table:style-name="Table9.A2" office:value-type="string">
            <text:p text:style-name="P5"><text:change text:change-id="ct271964048"/></text:p>
          </table:table-cell>
          <table:table-cell table:style-name="Table9.A2" office:value-type="string">
            <text:p text:style-name="P4"><text:change text:change-id="ct271963696"/></text:p>
          </table:table-cell>
          <table:table-cell table:style-name="Table9.F2" office:value-type="string">
            <text:p text:style-name="P5"><text:change text:change-id="ct271964464"/></text:p>
          </table:table-cell>
        </table:table-row>
        <table:table-row>
          <table:table-cell table:style-name="Table9.A2" office:value-type="string">
            <text:p text:style-name="P4"><text:change text:change-id="ct271964976"/></text:p>
          </table:table-cell>
          <table:table-cell table:style-name="Table9.A2" office:value-type="string">
            <text:p text:style-name="P5"><text:change text:change-id="ct271964704"/></text:p>
          </table:table-cell>
          <table:table-cell table:style-name="Table9.A2" office:value-type="string">
            <text:p text:style-name="P5"><text:change text:change-id="ct271965376"/></text:p>
          </table:table-cell>
          <table:table-cell table:style-name="Table9.A2" office:value-type="string">
            <text:p text:style-name="P5"><text:change text:change-id="ct271965536"/></text:p>
          </table:table-cell>
          <table:table-cell table:style-name="Table9.A2" office:value-type="string">
            <text:p text:style-name="P5"><text:change text:change-id="ct271965664"/></text:p>
          </table:table-cell>
          <table:table-cell table:style-name="Table9.F2" office:value-type="string">
            <text:p text:style-name="P7"><text:change text:change-id="ct271965168"/></text:p>
          </table:table-cell>
        </table:table-row>
        <table:table-row>
          <table:table-cell table:style-name="Table9.A2" office:value-type="string">
            <text:p text:style-name="P4"><text:change text:change-id="ct271966368"/></text:p>
          </table:table-cell>
          <table:table-cell table:style-name="Table9.A2" office:value-type="string">
            <text:p text:style-name="P5"><text:change text:change-id="ct271966544"/></text:p>
          </table:table-cell>
          <table:table-cell table:style-name="Table9.A2" office:value-type="string">
            <text:p text:style-name="P5"><text:change text:change-id="ct271966128"/></text:p>
          </table:table-cell>
          <table:table-cell table:style-name="Table9.A2" office:value-type="string">
            <text:p text:style-name="P5"><text:change text:change-id="ct271966960"/></text:p>
          </table:table-cell>
          <table:table-cell table:style-name="Table9.A2" office:value-type="string">
            <text:p text:style-name="P5"><text:change text:change-id="ct271967120"/></text:p>
          </table:table-cell>
          <table:table-cell table:style-name="Table9.F2" office:value-type="string">
            <text:p text:style-name="P5"><text:change text:change-id="ct271966752"/></text:p>
          </table:table-cell>
        </table:table-row>
        <table:table-row>
          <table:table-cell table:style-name="Table9.A2" office:value-type="string">
            <text:p text:style-name="P4"><text:change text:change-id="ct271967808"/></text:p>
          </table:table-cell>
          <table:table-cell table:style-name="Table9.A2" office:value-type="string">
            <text:p text:style-name="P5"><text:change text:change-id="ct271967984"/></text:p>
          </table:table-cell>
          <table:table-cell table:style-name="Table9.A2" office:value-type="string">
            <text:p text:style-name="P5"><text:change text:change-id="ct271967312"/></text:p>
          </table:table-cell>
          <table:table-cell table:style-name="Table9.A2" office:value-type="string">
            <text:p text:style-name="P5"><text:change text:change-id="ct271968400"/></text:p>
          </table:table-cell>
          <table:table-cell table:style-name="Table9.A2" office:value-type="string">
            <text:p text:style-name="P4"><text:change text:change-id="ct271968560"/></text:p>
          </table:table-cell>
          <table:table-cell table:style-name="Table9.F2" office:value-type="string">
            <text:p text:style-name="P5"><text:change text:change-id="ct271968720"/></text:p>
          </table:table-cell>
        </table:table-row>
        <table:table-row>
          <table:table-cell table:style-name="Table9.A2" office:value-type="string">
            <text:p text:style-name="P4"><text:change text:change-id="ct271968944"/></text:p>
          </table:table-cell>
          <table:table-cell table:style-name="Table9.A2" office:value-type="string">
            <text:p text:style-name="P5"><text:change text:change-id="ct271969440"/></text:p>
          </table:table-cell>
          <table:table-cell table:style-name="Table9.A2" office:value-type="string">
            <text:p text:style-name="P5"><text:change text:change-id="ct271969600"/></text:p>
          </table:table-cell>
          <table:table-cell table:style-name="Table9.A2" office:value-type="string">
            <text:p text:style-name="P5"><text:change text:change-id="ct271969232"/></text:p>
          </table:table-cell>
          <table:table-cell table:style-name="Table9.A2" office:value-type="string">
            <text:p text:style-name="P5"><text:change text:change-id="ct271970016"/></text:p>
          </table:table-cell>
          <table:table-cell table:style-name="Table9.F2" office:value-type="string">
            <text:p text:style-name="P7"><text:change text:change-id="ct271970176"/></text:p>
          </table:table-cell>
        </table:table-row>
        <table:table-row>
          <table:table-cell table:style-name="Table9.A2" table:number-rows-spanned="2" office:value-type="string">
            <text:p text:style-name="P4"><text:change text:change-id="ct271971120"/></text:p>
          </table:table-cell>
          <table:table-cell table:style-name="Table9.A2" office:value-type="string">
            <text:p text:style-name="P5"><text:change text:change-id="ct271971248"/></text:p>
          </table:table-cell>
          <table:table-cell table:style-name="Table9.A2" office:value-type="string">
            <text:p text:style-name="P5"><text:change text:change-id="ct271971408"/></text:p>
          </table:table-cell>
          <table:table-cell table:style-name="Table9.A2" office:value-type="string">
            <text:p text:style-name="P5"><text:change text:change-id="ct271971584"/></text:p>
          </table:table-cell>
          <table:table-cell table:style-name="Table9.A2" office:value-type="string">
            <text:p text:style-name="P5"><text:change text:change-id="ct271970480"/></text:p>
          </table:table-cell>
          <table:table-cell table:style-name="Table9.F2" office:value-type="string">
            <text:p text:style-name="Table_20_Contents"/>
          </table:table-cell>
        </table:table-row>
        <table:table-row>
          <table:covered-table-cell/>
          <table:table-cell table:style-name="Table9.A2" office:value-type="string">
            <text:p text:style-name="P5"><text:change text:change-id="ct271972032"/></text:p>
          </table:table-cell>
          <table:table-cell table:style-name="Table9.A2" office:value-type="string">
            <text:p text:style-name="P5"><text:change text:change-id="ct271970912"/></text:p>
          </table:table-cell>
          <table:table-cell table:style-name="Table9.A2" office:value-type="string">
            <text:p text:style-name="P8"><text:change text:change-id="ct271972448"/></text:p>
          </table:table-cell>
          <table:table-cell table:style-name="Table9.A2" office:value-type="string">
            <text:p text:style-name="P5"><text:change text:change-id="ct271972592"/></text:p>
          </table:table-cell>
          <table:table-cell table:style-name="Table9.F2" office:value-type="string">
            <text:p text:style-name="P9"><text:change text:change-id="ct271972240"/></text:p>
          </table:table-cell>
        </table:table-row>
        <table:table-row>
          <table:table-cell table:style-name="Table9.F2" table:number-columns-spanned="6" office:value-type="string">
            <text:p text:style-name="P10"><text:change text:change-id="ct271973328"/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change-start text:change-id="ct271957488"/></text:p>
      <text:h text:style-name="Heading_20_2" text:outline-level="2">Interactions</text:h>
      <text:h text:style-name="Heading_20_3" text:outline-level="3">Normal Transmission</text:h>
      <text:p text:style-name="Standard">Normal transmission of a datagram over CAN consists of the transmitting node sending the Datagram Content message using one of two sequences of Datagram frames:</text:p>
      <text:list xml:id="list1500652289" text:continue-list="list608840025" text:style-name="L2">
        <text:list-item>
          <text:p text:style-name="P3">One Datagram Content Single Frame</text:p>
        </text:list-item>
        <text:list-item>
          <text:p text:style-name="P3">One Datagram Content First Frame, followed by zero or more Datagram Content Middle Frame, followed by one Datagram Content Last Frame</text:p>
        </text:list-item>
      </text:list>
      <text:p text:style-name="Table_20_Contents"><text:soft-page-break/>A receiving node receiving either of the above sequences shall send either a Datagram Received OK or Datagram Rejected message in reply.</text:p>
      <text:h text:style-name="Heading_20_2" text:outline-level="2">Rejected Transmission</text:h>
      <text:p text:style-name="Standard">If a receiving node receives a sequence of Datagram frames other than one of</text:p>
      <text:list xml:id="list1837524797" text:continue-numbering="true" text:style-name="L2">
        <text:list-item>
          <text:p text:style-name="P3">One Datagram Content Single Frame</text:p>
        </text:list-item>
        <text:list-item>
          <text:p text:style-name="P3">One Datagram Content First Frame, followed by zero or more Datagram Content Middle Frame, followed by one Datagram Content Last Frame</text:p>
        </text:list-item>
      </text:list>
      <text:p text:style-name="Table_20_Contents">the receiving node shall send a Datagram Rejected message with the Transport error and Resend OK bits set.<text:change-end text:change-id="ct271957488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5"><text:s/>1 Introduction (Informative)<text:tab/>1</text:p>
          <text:p text:style-name="P25"><text:s/>2 Intended Use (Informative)<text:tab/>1</text:p>
          <text:p text:style-name="P25"><text:s/>3 References and Context (Normative)<text:tab/>1</text:p>
          <text:p text:style-name="P25"><text:s/>4 Message Formats (Normative)<text:tab/>1</text:p>
          <text:p text:style-name="P26"><text:s/>4.1 Datagram Content<text:tab/>2</text:p>
          <text:p text:style-name="P32"><text:s/>4.1.1 CAN-Datagram Content Single Frame<text:tab/>2</text:p>
          <text:p text:style-name="P32"><text:s/>4.1.2 CAN-Datagram Content First Frame<text:tab/>2</text:p>
          <text:p text:style-name="P32"><text:s/>4.1.3 CAN-Datagram Content Middle Frame<text:tab/>2</text:p>
          <text:p text:style-name="P32"><text:s/>4.1.4 CAN Datagram Content Last Frame<text:tab/>3</text:p>
          <text:p text:style-name="P26"><text:s/>4.2 Datagram Received OK<text:tab/>3</text:p>
          <text:p text:style-name="P26"><text:s/>4.3 Datagram Rejected<text:tab/>3</text:p>
          <text:p text:style-name="P32"><text:s/>4.3.1 Error Codes<text:tab/>3</text:p>
          <text:p text:style-name="P25"><text:s/>5 States (Normative)<text:tab/>4</text:p>
          <text:p text:style-name="P25"><text:s/>6 Interactions (Normative)<text:tab/>4</text:p>
          <text:p text:style-name="P26"><text:s/>6.1 Normal Transmission<text:tab/>4</text:p>
          <text:p text:style-name="P32"><text:s/>6.1.1 CAN Protocol<text:tab/>4</text:p>
          <text:p text:style-name="P26"><text:s/>6.2 Rejected Transmission<text:tab/>4</text:p>
          <text:p text:style-name="P32"><text:s/>6.2.1 CAN Protocol<text:tab/>5</text:p>
          <text:p text:style-name="P25"><text:s/>7 Adaptation to CAN Transport<text:tab/>5</text:p>
          <text:p text:style-name="P26"><text:s/>7.1 Interactions<text:tab/>6</text:p>
          <text:p text:style-name="P32"><text:s/>7.1.1 Normal Transmission<text:tab/>6</text:p>
          <text:p text:style-name="P26"><text:s/>7.2 Rejected Transmission<text:tab/>7</text:p>
        </text:index-body>
      </text:table-of-content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in" fo:margin-right="0in" fo:margin-top="0in" fo:margin-bottom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6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-CAN Datagram Transport Standard</text:p>
      </style:header>
      <style:footer>
        <text:p text:style-name="MP4"><text:span text:style-name="Page_20_Number"><text:span text:style-name="MT2">Copyright 2011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7</text:page-number></text:span></text:span><text:span text:style-name="Page_20_Number"><text:span text:style-name="MT2"> of </text:span></text:span><text:span text:style-name="Page_20_Number"><text:span text:style-name="MT2"><text:page-count style:num-format="1">7</text:page-count></text:span></text:span><text:span text:style-name="Page_20_Number"><text:span text:style-name="MT2"> - </text:span></text:span><text:span text:style-name="Page_20_Number"><text:span text:style-name="MT2"><text:date style:data-style-name="N116" text:date-value="2013-01-25T10:00:09">1/25/2013</text:date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7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-CAN Datagram Transport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3-01-25T10:00:09">Jan 25, 2013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p text:style-name="MP8"><text:span text:style-name="Page_20_Number"><text:span text:style-name="MT2">Copyright 2011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1</text:page-number></text:span></text:span><text:span text:style-name="Page_20_Number"><text:span text:style-name="MT4"> of </text:span></text:span><text:span text:style-name="Page_20_Number"><text:span text:style-name="MT4"><text:page-count style:num-format="1">7</text:page-count></text:span></text:span><text:span text:style-name="Page_20_Number"><text:span text:style-name="MT4"> - </text:span></text:span><text:span text:style-name="Page_20_Number"><text:span text:style-name="MT4"><text:date style:data-style-name="N116" text:date-value="2013-01-25T10:00:09">1/25/2013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-CAN Datagram Transport Standard</dc:title>
    <meta:initial-creator>Alex Shepherd</meta:initial-creator>
    <meta:creation-date>2009-01-22T07:11:27</meta:creation-date>
    <meta:editing-cycles>93</meta:editing-cycles>
    <meta:editing-duration>PT14H15M37S</meta:editing-duration>
    <meta:generator>OpenOffice.org/3.4.1$Unix OpenOffice.org_project/341m1$Build-9593</meta:generator>
    <dc:date>2013-01-25T10:00:09</dc:date>
    <meta:keyword>OpenLCB-CAN Datagram Transport</meta:keyword>
    <meta:document-statistic meta:table-count="10" meta:image-count="1" meta:object-count="0" meta:page-count="7" meta:paragraph-count="277" meta:word-count="1668" meta:character-count="10302"/>
    <meta:user-defined meta:name="Info 1"/>
    <meta:user-defined meta:name="Info 2"/>
    <meta:user-defined meta:name="Info 3"/>
    <meta:user-defined meta:name="Info 4"/>
  </office:meta>
</office:document-meta>
</file>